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24B0000586E00006FBE2C64BC66.wmf"/>
  <manifest:file-entry manifest:media-type="" manifest:full-path="Pictures/2000035D0000585500006E6589ED69DF.wmf"/>
  <manifest:file-entry manifest:media-type="" manifest:full-path="Pictures/2000022B0000552800006C775CBB947F.wmf"/>
  <manifest:file-entry manifest:media-type="" manifest:full-path="Pictures/20000081000060E800003371E6429219.wmf"/>
  <manifest:file-entry manifest:media-type="" manifest:full-path="Pictures/2000010C0005F74D00059845644CEB7F.wmf"/>
  <manifest:file-entry manifest:media-type="" manifest:full-path="Pictures/200000360005F7AC0003AEA6DFAA6CDD.wmf"/>
  <manifest:file-entry manifest:media-type="" manifest:full-path="Pictures/200000570004DCAC0005F7BBFE04365B.wmf"/>
  <manifest:file-entry manifest:media-type="" manifest:full-path="Pictures/20000104000054C500006163B0F6182E.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3" svg:font-family="'Times New Roman'" style:font-family-generic="roman"/>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Predeterminado" style:font-family-generic="roman" style:font-pitch="variable"/>
    <style:font-face style:name="DejaVu LGC Sans" svg:font-family="'DejaVu LGC Sans'" style:font-family-generic="system" style:font-pitch="variable"/>
  </office:font-face-decls>
  <office:automatic-styles>
    <style:style style:name="DirectoryPossibleStates" style:family="table">
      <style:table-properties style:width="6.5in" table:align="margins" fo:keep-with-next="always"/>
    </style:style>
    <style:style style:name="DirectoryPossibleStates.A" style:family="table-column">
      <style:table-column-properties style:column-width="3.25in" style:rel-column-width="32767*"/>
    </style:style>
    <style:style style:name="DirectoryPossibleStates.B" style:family="table-column">
      <style:table-column-properties style:column-width="3.25in" style:rel-column-width="32768*"/>
    </style:style>
    <style:style style:name="DirectoryPossibleStates.A1" style:family="table-cell">
      <style:table-cell-properties fo:padding="0.0382in" fo:border-left="0.0007in solid #000000" fo:border-right="none" fo:border-top="0.0007in solid #000000" fo:border-bottom="0.0007in solid #000000"/>
    </style:style>
    <style:style style:name="DirectoryPossibleStates.B1" style:family="table-cell">
      <style:table-cell-properties fo:padding="0.0382in" fo:border="0.0007in solid #000000"/>
    </style:style>
    <style:style style:name="DirectoryPossibleStates.A2" style:family="table-cell">
      <style:table-cell-properties fo:padding="0.0382in" fo:border-left="0.0007in solid #000000" fo:border-right="none" fo:border-top="none" fo:border-bottom="0.0007in solid #000000"/>
    </style:style>
    <style:style style:name="DirectoryPossibleStates.B2" style:family="table-cell">
      <style:table-cell-properties fo:padding="0.0382in" fo:border-left="0.0007in solid #000000" fo:border-right="0.0007in solid #000000" fo:border-top="none" fo:border-bottom="0.0007in solid #000000"/>
    </style:style>
    <style:style style:name="Tabla2" style:family="table">
      <style:table-properties style:width="6.5in" table:align="margins" fo:keep-with-next="always"/>
    </style:style>
    <style:style style:name="Tabla2.A" style:family="table-column">
      <style:table-column-properties style:column-width="1.3in" style:rel-column-width="13107*"/>
    </style:style>
    <style:style style:name="Tabla2.A1" style:family="table-cell">
      <style:table-cell-properties fo:padding="0.0382in" fo:border-left="0.0007in solid #000000" fo:border-right="none" fo:border-top="0.0007in solid #000000" fo:border-bottom="0.0007in solid #000000"/>
    </style:style>
    <style:style style:name="Tabla2.E1" style:family="table-cell">
      <style:table-cell-properties fo:padding="0.0382in" fo:border="0.0007in solid #000000"/>
    </style:style>
    <style:style style:name="Tabla2.A2" style:family="table-cell">
      <style:table-cell-properties fo:padding="0.0382in" fo:border-left="0.0007in solid #000000" fo:border-right="none" fo:border-top="none" fo:border-bottom="0.0007in solid #000000"/>
    </style:style>
    <style:style style:name="Tabla2.E2" style:family="table-cell">
      <style:table-cell-properties fo:padding="0.0382in" fo:border-left="0.0007in solid #000000" fo:border-right="0.0007in solid #000000" fo:border-top="none" fo:border-bottom="0.0007in solid #000000"/>
    </style:style>
    <style:style style:name="Tabla1" style:family="table">
      <style:table-properties style:width="6.5in" table:align="margins" fo:keep-with-next="always"/>
    </style:style>
    <style:style style:name="Tabla1.A" style:family="table-column">
      <style:table-column-properties style:column-width="0.8118in" style:rel-column-width="8184*"/>
    </style:style>
    <style:style style:name="Tabla1.B" style:family="table-column">
      <style:table-column-properties style:column-width="0.8125in" style:rel-column-width="8191*"/>
    </style:style>
    <style:style style:name="Tabla1.H" style:family="table-column">
      <style:table-column-properties style:column-width="0.8139in" style:rel-column-width="8205*"/>
    </style:style>
    <style:style style:name="Tabla1.A1" style:family="table-cell">
      <style:table-cell-properties fo:padding="0.0382in" fo:border-left="0.0007in solid #000000" fo:border-right="none" fo:border-top="0.0007in solid #000000" fo:border-bottom="0.0007in solid #000000"/>
    </style:style>
    <style:style style:name="Tabla1.H1" style:family="table-cell">
      <style:table-cell-properties fo:padding="0.0382in" fo:border="0.0007in solid #000000"/>
    </style:style>
    <style:style style:name="Tabla1.A2" style:family="table-cell">
      <style:table-cell-properties fo:padding="0.0382in" fo:border-left="0.0007in solid #000000" fo:border-right="none" fo:border-top="none" fo:border-bottom="0.0007in solid #000000"/>
    </style:style>
    <style:style style:name="Tabla1.B2" style:family="table-cell" style:data-style-name="N0">
      <style:table-cell-properties fo:padding="0.0382in" fo:border-left="0.0007in solid #000000" fo:border-right="none" fo:border-top="none" fo:border-bottom="0.0007in solid #000000"/>
    </style:style>
    <style:style style:name="Tabla1.H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Preformatted_20_Text">
      <style:paragraph-properties fo:text-align="center" style:justify-single-word="false"/>
      <style:text-properties style:font-name="Times New Roman2" fo:font-size="12pt" style:font-size-asian="12pt" style:font-size-complex="12pt"/>
    </style:style>
    <style:style style:name="P3" style:family="paragraph" style:parent-style-name="Preformatted_20_Text">
      <style:paragraph-properties fo:text-align="justify" style:justify-single-word="false"/>
      <style:text-properties style:font-name="Times New Roman2" fo:font-size="12pt" style:font-size-asian="12pt" style:font-size-complex="12pt"/>
    </style:style>
    <style:style style:name="P4" style:family="paragraph" style:parent-style-name="Preformatted_20_Text">
      <style:paragraph-properties fo:text-align="justify" style:justify-single-word="false"/>
      <style:text-properties style:font-name="Times New Roman3" fo:font-size="12pt" style:font-size-asian="12pt" style:font-size-complex="12pt"/>
    </style:style>
    <style:style style:name="P5" style:family="paragraph" style:parent-style-name="Preformatted_20_Text">
      <style:paragraph-properties fo:text-align="center" style:justify-single-word="false"/>
      <style:text-properties style:font-name="Times New Roman3" fo:font-size="12pt" style:font-size-asian="12pt" style:font-size-complex="12pt"/>
    </style:style>
    <style:style style:name="P6" style:family="paragraph" style:parent-style-name="Preformatted_20_Text">
      <style:text-properties style:font-name="Times New Roman3" fo:font-size="11pt" style:text-underline-style="none" style:font-size-asian="11pt" style:font-size-complex="11pt"/>
    </style:style>
    <style:style style:name="P7" style:family="paragraph" style:parent-style-name="Preformatted_20_Text">
      <style:paragraph-properties fo:text-align="justify" style:justify-single-word="false"/>
      <style:text-properties style:font-name="Times New Roman3" style:text-underline-style="solid" style:text-underline-width="auto" style:text-underline-color="font-color"/>
    </style:style>
    <style:style style:name="P8" style:family="paragraph" style:parent-style-name="Preformatted_20_Text">
      <style:paragraph-properties fo:text-align="justify" style:justify-single-word="false"/>
      <style:text-properties style:font-name="Times New Roman3"/>
    </style:style>
    <style:style style:name="P9" style:family="paragraph" style:parent-style-name="Preformatted_20_Text">
      <style:paragraph-properties fo:text-align="start" style:justify-single-word="false"/>
      <style:text-properties style:font-name="Times New Roman3" fo:font-size="10pt" style:font-size-asian="10pt" style:font-size-complex="10pt"/>
    </style:style>
    <style:style style:name="P10" style:family="paragraph" style:parent-style-name="Preformatted_20_Text">
      <style:paragraph-properties fo:text-align="justify" style:justify-single-word="false"/>
    </style:style>
    <style:style style:name="P11" style:family="paragraph" style:parent-style-name="Bibliography_20_1">
      <style:paragraph-properties>
        <style:tab-stops/>
      </style:paragraph-properties>
    </style:style>
    <style:style style:name="P12" style:family="paragraph" style:parent-style-name="Text_20_body">
      <style:text-properties style:font-name="Times New Roman3"/>
    </style:style>
    <style:style style:name="P13" style:family="paragraph" style:parent-style-name="Text_20_body">
      <style:text-properties style:font-name="Times New Roman3" fo:font-size="12pt" style:font-size-asian="12pt" style:font-size-complex="12pt"/>
    </style:style>
    <style:style style:name="P14" style:family="paragraph" style:parent-style-name="Text_20_body">
      <style:paragraph-properties fo:text-align="justify" style:justify-single-word="false"/>
      <style:text-properties style:font-name="Times New Roman3" fo:font-size="12pt" style:font-size-asian="12pt" style:font-size-complex="12pt"/>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fo:text-align-last="justify" style:justify-single-word="false"/>
    </style:style>
    <style:style style:name="P17" style:family="paragraph" style:parent-style-name="Text_20_body" style:master-page-name="">
      <style:paragraph-properties fo:margin-top="0in" fo:margin-bottom="0in" style:page-number="auto" fo:background-color="transparent" style:shadow="none">
        <style:tab-stops/>
        <style:background-image/>
      </style:paragraph-properties>
      <style:text-properties style:font-name="Times New Roman3" fo:font-weight="bold" style:font-weight-asian="bold" style:font-weight-complex="bold"/>
    </style:style>
    <style:style style:name="P18" style:family="paragraph" style:parent-style-name="Text_20_body">
      <style:paragraph-properties fo:margin-top="0in" fo:margin-bottom="0in" fo:text-align="justify" style:justify-single-word="false"/>
      <style:text-properties style:font-name="Times New Roman3"/>
    </style:style>
    <style:style style:name="P19" style:family="paragraph" style:parent-style-name="Text_20_body">
      <style:paragraph-properties fo:margin-top="0in" fo:margin-bottom="0in"/>
      <style:text-properties style:font-name="Times New Roman3" fo:font-size="12pt" style:font-size-asian="12pt" style:font-size-complex="12pt"/>
    </style:style>
    <style:style style:name="P20" style:family="paragraph" style:parent-style-name="Text_20_body">
      <style:paragraph-properties fo:margin-top="0in" fo:margin-bottom="0in" fo:text-align="justify" style:justify-single-word="false"/>
      <style:text-properties style:font-name="Times New Roman3" fo:font-size="12pt" style:font-size-asian="12pt" style:font-size-complex="12pt"/>
    </style:style>
    <style:style style:name="P21" style:family="paragraph" style:parent-style-name="Text_20_body">
      <style:paragraph-properties fo:margin-top="0in" fo:margin-bottom="0in" fo:text-align="justify" style:justify-single-word="false"/>
    </style:style>
    <style:style style:name="P22" style:family="paragraph" style:parent-style-name="Preformatted_20_Text">
      <style:paragraph-properties fo:margin-top="0in" fo:margin-bottom="0in" fo:text-align="justify" style:justify-single-word="false"/>
      <style:text-properties style:font-name="Times New Roman3" fo:font-size="12pt" style:font-size-asian="12pt" style:font-size-complex="12pt"/>
    </style:style>
    <style:style style:name="P23" style:family="paragraph" style:parent-style-name="Text_20_body">
      <style:paragraph-properties fo:margin-top="0in" fo:margin-bottom="0in" fo:text-align="justify" style:justify-single-word="false" fo:background-color="transparent" style:shadow="none">
        <style:tab-stops/>
        <style:background-image/>
      </style:paragraph-properties>
      <style:text-properties style:font-name="Times New Roman3" fo:font-style="italic" style:text-underline-style="none" fo:font-weight="normal" style:font-style-asian="italic" style:font-weight-asian="normal" style:font-style-complex="italic" style:font-weight-complex="normal"/>
    </style:style>
    <style:style style:name="P24" style:family="paragraph" style:parent-style-name="Table_20_Contents">
      <style:paragraph-properties fo:text-align="justify" style:justify-single-word="false"/>
      <style:text-properties style:font-name="Times New Roman3" fo:font-size="12pt" style:font-name-asian="DejaVu LGC Sans Mono" style:font-size-asian="12pt" style:font-name-complex="Liberation Mono" style:font-size-complex="12pt"/>
    </style:style>
    <style:style style:name="P25" style:family="paragraph" style:parent-style-name="Table_20_Heading">
      <style:text-properties style:font-name="Times New Roman3" fo:font-size="12pt" style:font-name-asian="DejaVu LGC Sans Mono" style:font-size-asian="12pt" style:font-name-complex="Liberation Mono" style:font-size-complex="12pt"/>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style:text-properties fo:font-weight="normal" style:font-weight-asian="normal" style:font-weight-complex="normal"/>
    </style:style>
    <style:style style:name="P28" style:family="paragraph" style:parent-style-name="Standard">
      <style:paragraph-properties fo:text-align="justify" style:justify-single-word="false"/>
      <style:text-properties style:text-underline-style="none" fo:font-weight="normal" style:font-weight-asian="normal" style:font-weight-complex="normal"/>
    </style:style>
    <style:style style:name="P29" style:family="paragraph" style:parent-style-name="Standard">
      <style:paragraph-properties fo:text-align="justify" style:justify-single-word="false"/>
      <style:text-properties style:font-name="Times New Roman3" fo:font-size="12pt" style:font-size-asian="12pt" style:font-size-complex="12pt"/>
    </style:style>
    <style:style style:name="P30" style:family="paragraph" style:parent-style-name="Preformatted_20_Text">
      <style:paragraph-properties fo:text-align="justify" style:justify-single-word="false"/>
    </style:style>
    <style:style style:name="P31" style:family="paragraph" style:parent-style-name="Heading_20_1">
      <style:text-properties style:font-name="Times New Roman3"/>
    </style:style>
    <style:style style:name="P32" style:family="paragraph" style:parent-style-name="Heading_20_1">
      <style:text-properties style:font-name="Times New Roman3" fo:font-size="12pt" style:font-size-asian="12pt" style:font-size-complex="12pt"/>
    </style:style>
    <style:style style:name="P33" style:family="paragraph" style:parent-style-name="Heading_20_2">
      <style:text-properties style:font-name="Times New Roman3"/>
    </style:style>
    <style:style style:name="P34" style:family="paragraph" style:parent-style-name="Heading_20_2">
      <style:text-properties style:font-name="Times New Roman3" fo:font-size="12pt" style:font-size-asian="12pt" style:font-size-complex="12pt"/>
    </style:style>
    <style:style style:name="P35" style:family="paragraph" style:parent-style-name="Heading_20_3">
      <style:text-properties style:font-name="Times New Roman3"/>
    </style:style>
    <style:style style:name="T1" style:family="text">
      <style:text-properties fo:font-size="12pt"/>
    </style:style>
    <style:style style:name="T2" style:family="text">
      <style:text-properties fo:font-size="12pt" style:font-size-asian="12pt" style:font-size-complex="12pt"/>
    </style:style>
    <style:style style:name="T3" style:family="text">
      <style:text-properties style:font-name="Times New Roman3"/>
    </style:style>
    <style:style style:name="T4" style:family="text">
      <style:text-properties style:font-name="Times New Roman3" fo:font-size="12pt" style:font-size-asian="12pt" style:font-size-complex="12pt"/>
    </style:style>
    <style:style style:name="T5" style:family="text">
      <style:text-properties style:text-overline-style="solid" style:text-overline-width="auto" style:text-overline-color="font-color"/>
    </style:style>
    <style:style style:name="T6" style:family="text">
      <style:text-properties style:text-underline-style="none"/>
    </style:style>
    <style:style style:name="T7"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1" fo:column-gap="0in"/>
      </style:section-properties>
    </style:style>
    <style:style style:name="Sect3" style:family="section">
      <style:section-properties fo:background-color="transparent" style:editable="false">
        <style:columns fo:column-count="1" fo:column-gap="0in"/>
        <style:background-image/>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1" text:separation-character="." text:name="Drawing"/>
        <text:sequence-decl text:display-outline-level="0" text:name="Figure"/>
      </text:sequence-decls>
      <text:section text:style-name="Sect1" text:name="Sección1">
        <text:p text:style-name="Heading"><text:s/>An Analysis of Directory-Based Cache-Coherence Protocols on Multi-Core Processors Using the SESC: SuperESCalar Simulator</text:p>
        <text:p text:style-name="P2"/>
        <text:p text:style-name="P2">Eric Chang</text:p>
      </text:section>
      <text:p text:style-name="P2"/>
      <text:section text:style-name="Sect2" text:name="Sección2">
        <text:p text:style-name="P17">Abstract</text:p>
        <text:p text:style-name="P23">Directory-based cache-coherence protocols are based on the central concept of having the states of any particular cache block located in a known, fixed, location. This report will discuss the advantages and disadvantages of two different directory-based cache-coherence protocols. I will introduce cache-coherence protocols in general with some of the basic ideologies behind the different protocols. Then, I will introduce the specific protocols that will be compared, which are the regular directory-based cache-coherence protocol where all requests and responses must pass through the home node, and a different protocol based on the protocol used in the SGI Origin 2000-based systems. I will then go into detail about simulating and implementing the differences between the protocols using the SESC: SuperESCalar Simulator. In addition, results from simulations using SPLASH2 benchmarks are presented. We show that the Origin directory-based cache-coherence protocol has several advantages over the regular directory-based cache-coherence protocol.</text:p>
        <text:p text:style-name="P12"/>
        <text:h text:style-name="P31" text:outline-level="1">Introduction</text:h>
        <text:p text:style-name="P4">Computers today are moving increasingly towards multi-core architectures because we have reached a thermal barrier in increasing transistor switching speeds. As such, it is important to figure out ways to implement effective multi-core architectures and how schemes offer different tradeoffs between speed and memory consistency. In particular, the cache-coherence schemes used by multi-core processors have a huge impact on the performance of a multi-core architecture.</text:p>
        <text:p text:style-name="P4"/>
        <text:p text:style-name="P4">Cache-coherence protocols require mechanisms like snoopy buses and directories to function. It is important to understand how underlying mechanisms such as buses and directories allow multiple caches to communicate with each other. “In a coherent multiprocessor, the caches provide both migration and replication of shared data items”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It is important for the architect of the processor to design these features into the processor as to take advantage of the speedup available in having multiple blocks of the same data across different nodes, while still giving the correct results.</text:p>
        <text:p text:style-name="P4"/>
        <text:p text:style-name="P4">There are two major categories of cache-coherence protocols available today, snoopy-based cache-coherence protocol and directory-based cache-coherence protocol. Although the simplicity of snoopy-based cache-coherence protocols allow manufacturers to easily convert single-core processors to be used as multi-core processors, snoopy-based cache-coherence protocols have problems with scaling up to meet higher core counts than directory-based cache-coherence protocols. For that reason, this report will be focusing mainly on directory-based cache-coherence protocols.</text:p>
        <text:p text:style-name="P4"/>
        <text:h text:style-name="P31" text:outline-level="1">Background</text:h>
        <text:p text:style-name="P10"><text:span text:style-name="T4">There are several different types of cache-coherence protocols, and each of them provide their own advantages and disadvantages. I will first introduce the states that the caches need to store to </text:span><text:soft-page-break/><text:span text:style-name="T4">permit cache-coherence protocols to function, then I will go into the differences between the two major cache-coherence protocols that are in use today, which are the snoopy-based cache-coherence protocol and the directory-based cache-coherence protocol, as well as modifications to the directory-based cache-coherence protocol based on the Origin protocol.</text:span></text:p>
        <text:p text:style-name="P4"/>
        <text:h text:style-name="P34" text:outline-level="2">Cache States</text:h>
        <text:p text:style-name="P4">There are several states that has to be stored by the cache in order to enable the rest of the system to function properly. I will go over the states stored in the MSI cache protocol first. This protocol allows the least amount of information to be stored, yet it still provides enough information for a cache to acquire exclusive access. An improvement upon this protocol can be found in the MESI protocol, which uses one more state than the MSI protocol.</text:p>
        <text:p text:style-name="P4"/>
        <text:h text:style-name="Heading_20_3" text:outline-level="3">MSI Cache</text:h>
        <text:p text:style-name="P4">The MSI protocol is the most basic of the cache-coherence protocols, using only three stages to ensure cache coherency. The three states stand for Modified(M), Shared(S), and Invalid(I). The Modified state signifies that the cache block is in a Dirty Exclusive mode and that no other cache contains the entry. This is necessary whenever the processor needs to perform a write operation. The Shared state means that the cache block can exist in caches other than the current one, and Invalid means that there are no usable data in this particular cache line.</text:p>
        <text:p text:style-name="P4"/>
        <text:p text:style-name="P4">Because this protocol contains only three states, it can save space on storage as compared to some more advanced schemes. In addition, the protocol for a cache-coherence protocol designed using less cache states can be simpler. The disadvantage is that this protocol requires more messages and higher latency on average as compared to protocols where the cache utilizes more states.</text:p>
        <text:p text:style-name="P4"/>
        <text:h text:style-name="Heading_20_3" text:outline-level="3">MESI Cache</text:h>
        <text:p text:style-name="P4">The MESI protocol is an improvement upon the MSI protocol in that it adds an Exclusive(E) state to the protocol. Whenever a cache holds a block in the Exclusive state, it means that the cache has Exclusive access to the block, but had no intention of altering the block at the time of request. In other words, the Exclusive state indicates Clean Exclusive. Adding the Exclusive state is advantageous in that it reduces the traffic caused by writes of blocks that only exist in one cache. This state allows the protocol to send fewer messages and achieve lower latency in certain operations. A disadvantage of this protocol is that it requires more space to store this additional information as compared to the MSI protocol.</text:p>
        <text:p text:style-name="P4"/>
        <text:p text:style-name="P4">Once we add this state into the protocol, certain cases that required an additional request into the network in the MSI protocol becomes an operation where no additional messages are emitted. For example, the MSI protocol fills a Clean Exclusive reply as Shared, so it becomes necessary to send an additional network message to request for exclusive ownership when transitioning from Shared to Dirty Exclusive. In a MESI cache, since it has the Clean Exclusive state, the same transition would go from Clean Exclusive to Dirty Exclusive without emitting any messages on the network. In addition, it is easy to see that adding the Exclusive state means the cache does not have to write back its block to memory when downgrading from Clean Exclusive to Shared. In the MSI protocol, there is no way to distinguish between a Dirty Exclusive and a Clean Exclusive, meaning there are situations where we will write a clean block to memory. </text:p>
        <text:p text:style-name="P4"/>
        <text:h text:style-name="P34" text:outline-level="2"><text:soft-page-break/>Snoopy-Based Versus Directory-Based Cache-Coherence Protocols</text:h>
        <text:p text:style-name="P10"><text:span text:style-name="T4">The most important job of any cache-coherence protocols is to maintain data coherency. In order to maintain data coherency, the protocols all need to make sure that whenever a cache writes to its block, it has exclusive access to it. Given that constraint, one can perform myriad varieties of modifications to the cache-coherence protocols to achieve the best performance. This section will go over the snoopy-based cache-coherence protocol, the regular directory-based cache-coherence protocol, and the Origin-based cache-coherence protocol that are presented in </text:span><text:span text:style-name="T4"><text:sequence-ref text:reference-format="category-and-value" text:ref-name="refFigure0">Figure 1</text:sequence-ref></text:span><text:span text:style-name="T4">. All of these cache-coherence protocols can use the MESI protocol for their cache portion. This means that they all can support the Clean Exclusive state in their caches. Although the two directory-based cache-coherence protocols that will be analyzed in detail in this report will both be using the MESI protocol for their caches, the interactions they have is still vastly different.</text:span></text:p>
        <text:p text:style-name="P10"><text:span text:style-name="T4"/></text:p>
        <text:p text:style-name="P4"><draw:frame draw:style-name="fr1" draw:name="Marco1" text:anchor-type="paragraph" svg:width="6.5in" draw:z-index="4"><draw:text-box fo:min-height="6.0953in"><text:p text:style-name="Figure"><draw:frame draw:style-name="fr4" draw:name="gráficos3" text:anchor-type="paragraph" svg:x="0.0016in" svg:y="0.0008in" svg:width="6.5in" style:rel-width="100%" svg:height="6.0953in" style:rel-height="scale" draw:z-index="5"><draw:image xlink:href="Pictures/2000010C0005F74D00059845644CEB7F.wmf" xlink:type="simple" xlink:show="embed" xlink:actuate="onLoad"/></draw:frame>Figure <text:sequence text:ref-name="refFigure0" text:name="Figure" text:formula="ooow:Figure+1" style:num-format="1">1</text:sequence> Top: snoopy-based cache-coherence protocol. Middle: regular directory-based cache-coherence protocol. Bottom: SGI Origin-based cache-coherence protocol.</text:p><text:p text:style-name="Figure"/></draw:text-box></draw:frame><text:soft-page-break/>The snoopy-based cache-coherence protocols only logically have two different nodes, the requesting node and the data node. So all the communication that occur is basically one-to-one. In any directory-based cache-coherence protocol, there are three logical nodes in any request: the requesting node, the directory node, and the data node. These logical nodes can all be the same physical nodes or they can all be different, but it is easier to think of them logically as three separate nodes. Requesting node is the node that sends out the original read or write request. In a directory-based protocol, it is necessary to send the request to the directory node in order to find out where the data actually is, what state the directory block is in, and whether or not the request can be satisfied immediately. In the Origin cache-coherence protocol, there are also three logical nodes, but occasionally, the data node needs to send two messages at once, one to the directory node, and one to the requesting node. This should decrease the overall latency in the system because it eliminates the time going from the data node to the directory node to complete requests.</text:p>
        <text:p text:style-name="P4"/>
        <text:h text:style-name="Heading_20_3" text:outline-level="3"><text:span text:style-name="T1">Snoopy</text:span>-Based Cache-Coherence Protocol</text:h>
        <text:p text:style-name="P4">The snoopy-based cache-coherence protocol relies on the bus to transfer necessary information. <text:s/>All messages are broadcast on a common bus, which is monitored by each processor and its cache; therefore, each processor needs a controller to snoop the bus. Anytime a node encounters an important message that pertains to itself, the controller makes sure to forward the request to the cache so that it can further process it. When the processor requires something, it sends its request on the bus, and this broadcast message is heard by every processor connected to the bus.</text:p>
        <text:p text:style-name="P4"/>
        <text:p text:style-name="P4">Snoopy-based protocols have an advantage when it comes to manufacturing because they can use the existing bus to memory as the broadcast medium for communicating information about cache coherence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However, a snoopy-based protocol is not as scalable as a directory-based protocol. The main problem with scaling up snoopy-based protocols is that since all the processors are sharing the same medium, the bus, unless the bandwidth and speed of the bus can be scaled infinitely high, the number of processors cannot be scaled arbitrarily high. Although there are many cache-coherence protocols fundamentally based on the snoopy-based cache-coherence protocol, this cache-coherence protocol will not be presented in the final results because this report is focused on comparing differences in directory-based cache-coherence protocols.</text:p>
        <text:p text:style-name="P4"/>
        <text:h text:style-name="Heading_20_3" text:outline-level="3">Directory-Based Cache-Coherence Protocol</text:h>
        <text:p text:style-name="P4">Directory-based cache-coherence protocols are a class of widely used cache-coherence protocols that has been proven in the past to be able to scale up compared to cache-coherence protocols based on the snoopy method. “As processor speeds and the number of cores per processor increase, more designers are likely to opt for <text:span text:style-name="T6">[</text:span>directory-based cache coherence] protocols to avoid the broadcast limit of a snoopy protocol”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Directory-based protocols are interesting because it can achieve higher speeds performing the same amount of work than snoopy-based protocols. Nevertheless, there are still some characteristics of directory-based cache-coherence protocols that can cause problems when designing a system. A snoopy-based protocol has very few problems with consistency because all messages are broadcast on a bus, meaning all processors know whenever changes occur in the system. However, in a directory-based protocol, it is possible for the directory to be in an inconsistent state for a longer time. For example, when we are evicting a block from a processor, this is broadcast across the bus in a snoopy-protocol, and each node knows right away if it needs to change its cache state. In a directory-based cache-<text:soft-page-break/>coherence protocol, there is some time between when the eviction message is sent from the owner to when the message arrives at the directory. In this time, it is possible for some other request to come in to the directory, allowing the directory to possibly fetch the invalidated data from the owner that just evicted its data if care is not taken when designing the protocol.</text:p>
        <text:p text:style-name="P4"/>
        <text:p text:style-name="P4">A directory-based cache-coherence protocol can be designed several ways. The directory needs to keep track of which CPU has which cache line. This is necessary since the directory acts as the communication channel between each CPU. In a snoopy system, we do not keep track of which CPU has which cache block in a centralized location. This is the advantage in the directory-based cache-coherence protocol that allows fewer messages to be sent. One of the easiest ways to keep track of the directories is to keep a bit vector in each distributed directory about which CPU has which cache block. Using bit vector to keep track of the CPU that has a specific cache block is an efficient way to implement directory-based cache-coherence protocol, but it has a limit on how many CPUs can be used together with the system since the bit vector would grow too large in a system with too many CPUs. Another way would be to keep track of the node ID in the directory. The advantage of using a node ID is that it can potentially take up less space in the directory when we have a large number of processors, since we do not have to keep track of all processors. However, there is a disadvantage to keeping track of the node ID. Usually, in a node ID based directory-based cache-coherence system, we do not keep track of all the node IDs, because that would defeat the primary purpose of using the node IDs, which is to save space. Therefore, when we have a system that keeps track of the cache block using node ID, we are unable to keep track of all the CPUs that might potentially request for a cache block. In that case, we would have to invalidate a CPU when we want more space in the directory.</text:p>
        <text:p text:style-name="P4"/>
        <text:p text:style-name="P4">The directory is required to store more than just which CPU currently contains a cache line from the current directory. It is also necessary for the directory to store the owners and sharers in order to find out which processors own or share a block. If we did not store these in the state of the directory, we would have to query all the processors to find out what state they are all storing, which would be incredibly inefficient. <text:sequence-ref text:reference-format="category-and-value" text:ref-name="refTable0">Table 1</text:sequence-ref> lists the possible data that the directory can hold compared to the cache state in any cache that has the block.</text:p>
        <text:p text:style-name="P4"/>
        <table:table table:name="DirectoryPossibleStates" table:style-name="DirectoryPossibleStates">
          <table:table-column table:style-name="DirectoryPossibleStates.A"/>
          <table:table-column table:style-name="DirectoryPossibleStates.B"/>
          <table:table-header-rows>
            <table:table-row>
              <table:table-cell table:style-name="DirectoryPossibleStates.A1" office:value-type="string">
                <text:p text:style-name="P25">Cache State</text:p>
              </table:table-cell>
              <table:table-cell table:style-name="DirectoryPossibleStates.B1" office:value-type="string">
                <text:p text:style-name="P25">Directory Data Structure</text:p>
              </table:table-cell>
            </table:table-row>
          </table:table-header-rows>
          <table:table-row>
            <table:table-cell table:style-name="DirectoryPossibleStates.A2" office:value-type="string">
              <text:p text:style-name="P24">Modified (Dirty Exclusive)</text:p>
            </table:table-cell>
            <table:table-cell table:style-name="DirectoryPossibleStates.B2" office:value-type="string">
              <text:p text:style-name="P24">Owner = {P}, Sharers = {}</text:p>
            </table:table-cell>
          </table:table-row>
          <table:table-row>
            <table:table-cell table:style-name="DirectoryPossibleStates.A2" office:value-type="string">
              <text:p text:style-name="P24">Exclusive (Clean Exclusive)</text:p>
            </table:table-cell>
            <table:table-cell table:style-name="DirectoryPossibleStates.B2" office:value-type="string">
              <text:p text:style-name="P24">Owner = {P}, Sharers = {}</text:p>
            </table:table-cell>
          </table:table-row>
          <table:table-row>
            <table:table-cell table:style-name="DirectoryPossibleStates.A2" office:value-type="string">
              <text:p text:style-name="P24">Shared</text:p>
            </table:table-cell>
            <table:table-cell table:style-name="DirectoryPossibleStates.B2" office:value-type="string">
              <text:p text:style-name="P24">Owner = {P}, Sharers = {Any number of P}</text:p>
            </table:table-cell>
          </table:table-row>
          <table:table-row>
            <table:table-cell table:style-name="DirectoryPossibleStates.A2" office:value-type="string">
              <text:p text:style-name="P24">Invalid</text:p>
            </table:table-cell>
            <table:table-cell table:style-name="DirectoryPossibleStates.B2" office:value-type="string">
              <text:p text:style-name="P24">Owner = {}, Sharers = {}</text:p>
            </table:table-cell>
          </table:table-row>
        </table:table>
        <text:p text:style-name="Table">Table <text:sequence text:ref-name="refTable0" text:name="Table" text:formula="ooow:Table+1" style:num-format="1">1</text:sequence> Correspondence between cache state and directory data structure</text:p>
        <text:p text:style-name="P4"/>
        <text:p text:style-name="P4">In both the “Modified” state and the “Exclusive” state, the directory would store only the node ID of the processor that is the owner. Nevertheless, the directory does not know for certain whether or not the owner is actually clean or dirty until it has sent a request to the cache. It is the job of the protocol to take advantage of having the “Exclusive” state by not writing the block to memory if the block is clean. If the directory is in a “Shared” state, then it would have a node ID in the owner slot and any number of node IDs in the sharers list. The reason that there would be a <text:soft-page-break/>node ID in the owner slot is because any transition into the “Shared” state must have transitioned from a “Modified” or “Exclusive” state, which must already have stored a node ID in the owner slot.</text:p>
        <text:p text:style-name="P4"/>
        <text:p text:style-name="P4">Keeping track of the owner could be done by either adding a bit to each directory entry, and turning on the extra bit to indicate ownership. There could also be an extra entry dedicated to holding the owner. The advantage of adding a bit to each directory entry that holds the node ID is that it could potentially save bits if there are many nodes in the system and each node ID list is short. However, using an extra entry strictly for holding the owner is more intuitive, and it can also be faster to access since the processor always know which entry is the owner. We can also have a combined owner-sharers list, where one entry implies “Exclusive,” and multiple entries imply that the directory is in the “Shared” state. In this last method, the system would have to be able to quickly scan through all the entries it has to determine whether it has no valid entries, one valid entry, or multiple valid entries. Since in either of the protocols that will be tested in this report, the owner entry becomes essentially an additional entry for the sharers list, there is not truly a need for the directory to have different slots for holding the owner versus a list of sharers. Therefore, sometimes in the discussion of protocols in this report, sharers will imply both the sharers list and also the node ID in the owner slot.</text:p>
        <text:p text:style-name="P4"/>
        <text:h text:style-name="Heading_20_3" text:outline-level="3">Modifications to the Directory-Based Cache-Coherence Protocol</text:h>
        <text:p text:style-name="P4">There is an optimized version of the basic directory protocol mentioned in the previous section. The SGI Origin 2000 implemented this protocol, which is based on an altered version of the protocol used in the Stanford DASH multiprocessor <text:bibliography-mark text:identifier="LAU00" text:bibliography-type="conference" text:author="James Laudon and Daniel Lenoski" text:month="May" text:pages="241-251" text:publisher="Proceedings of the 24th Annual International Symposium on Computer Architecture" text:title="The SGI Origin: A ccNUMA Highly Scalable Server" text:year="1997">[2]</text:bibliography-mark>. This protocol tries to be more optimized by reducing latency between the data node and the directory node. It achieves this by assuming that all read requests to the directory can be satisfied, and if it cannot, it is up to the owner of the data instead of the directory to send an additional invalidate back to the directory as well as the data response to the original requesting node. We save time by allowing the data packet retrieved to go directly to the requester without the additional latency of going to the directory first.</text:p>
        <text:p text:style-name="P4"/>
        <text:p text:style-name="P4">This type of protocol introduce many opportunities for the messages to arrive out-of-order. A requesting message goes to the directory, which can be different than the node that ultimately supplies the response back to the requester. There are situations where the directory completes its transition into a non-busy state before knowing for certain that the new owner has received its request, making it possible for the directory to send another request to the new owner when the new owner has not even received its response from the previous transaction. In addition, the system sometimes need to send out two messages simultaneously, as opposed to the regular directory, where all operations can only cause one outgoing message to be sent on every incoming message. The protocol deals with this situation by having the directory change to a busy state whenever the directory state and the request cannot be satisfied immediately. This situation can happen, for example, when the directory state is Exclusive with another owner, and a read request comes in. Any further requests that arrive, regardless of their origin or type, will be denied via a nak by the directory. This ensures that the directory stays in a consistent state and is not modified based on invalid directory state.</text:p>
        <text:p text:style-name="P20"/>
        <text:h text:style-name="Heading_20_1" text:outline-level="1">Cache-Coherence Protocols</text:h>
        <text:p text:style-name="P4">This section will present the specific operations of the two different types of directory-based cache-coherence protocols. First, I will be showing the regular directory-based cache-coherence <text:soft-page-break/>protocol where all requests pass through the home node and each node can only emit one response in reply to a request. Then, I will be showing a more optimized version of the cache-coherence protocol, based on the SGI Origin protocol, where it is possible for each node to emit two messages in response to a request, and not all requests have to pass through the directory before being satisfied.</text:p>
        <text:p text:style-name="P4"/>
        <text:h text:style-name="Heading_20_2" text:outline-level="2">Regular Protocol</text:h>
        <text:p text:style-name="Text_20_body">The regular directory-based cache-coherence protocol is a traditional directory-based cache-coherence protocol where the requester first sends a message to the directory, then the directory will send another request to the data node, then the data node will return with a response to the directory. Finally, the directory is responsible for forwarding the response back to the requester. In general, two bilateral interactions occur in this protocol to form a complete transaction.</text:p>
        <text:p text:style-name="Text_20_body"/>
        <text:p text:style-name="P13">The basic directory protocol is easier to implement than some of the more advanced and newer version of the protocol, but it is also unoptimized. This protocol makes sure that each request has a corresponding reply and that no operations can proceed until the responding message has been received. No assumptions are made when deciding the directory state because we wait for the owner or shared block to return to the directory before we forward it back to the requester.</text:p>
        <text:p text:style-name="Text_20_body"/>
        <text:h text:style-name="Heading_20_3" text:outline-level="3">Regular Protocol Directory FSM</text:h>
        <text:p text:style-name="P16"><text:sequence-ref text:reference-format="category-and-value" text:ref-name="refFigure1">Figure 2</text:sequence-ref> illustrates the directory FSM for the regular directory-based cache-coherence protocol. The directory for any address will start in the “Unowned” state initially. When the directory receives a read request, it would set the owner to be the requester, forward the request to the memory node, and transition to “Exclusive Waiting for Reply.” In that state, the directory has to wait for a response from the memory node before it can do anything else, so any read requests </text:p>
        <text:p text:style-name="P16"><draw:frame draw:style-name="fr2" draw:name="Marco2" text:anchor-type="char" svg:x="-0.028in" svg:y="0.1236in" svg:width="6.5in" draw:z-index="14"><draw:text-box fo:min-height="8.3984in"><text:p text:style-name="Figure"><draw:frame draw:style-name="fr5" draw:name="gráficos4" text:anchor-type="paragraph" svg:x="0in" svg:y="0in" svg:width="6.5in" style:rel-width="100%" svg:height="8.1228in" style:rel-height="scale" draw:z-index="15"><draw:image xlink:href="Pictures/2000035D0000585500006E6589ED69DF.wmf" xlink:type="simple" xlink:show="embed" xlink:actuate="onLoad"/></draw:frame>Figure <text:sequence text:ref-name="refFigure1" text:name="Figure" text:formula="ooow:Figure+1" style:num-format="1">2</text:sequence> Regular protocol directory FSM</text:p><text:p text:style-name="Figure"/></draw:text-box></draw:frame></text:p>
        <text:p text:style-name="Text_20_body"><text:soft-page-break/>that arrive gets nakked. No writeback requests can arrive in “Unowned” because no node has the block, yet. When it receives a reply from the memory node, an exclusive reply is sent to the <text:soft-page-break/>requester, and the directory transitions into the “Exclusive” state.</text:p>
        <text:p text:style-name="P26"/>
        <text:p text:style-name="P26">From the “Exclusive” state, there are a myriad of situations that can occur. The first can happen when an exclusive read request arrives at the directory and the requester is the owner. The directory has to send a read ack (no data) to the requester when this happens. The second can happen when a writeback request is emitted from the owner. In this case, the directory will clear the owner list, send the write to memory, send a writeback ack to the requester, and transition to “Unowned.” The third is when the directory receives an eviction request in this state. The directory is required to send an eviction ack to the requester, clear the owner list, and transition to “Unowned.” It is not necessary to write to memory in this case, because an eviction request indicates that the message came from a cache whose state was “Clean Exclusive.”</text:p>
        <text:p text:style-name="P26"/>
        <text:p text:style-name="P26">Another type of transition that occurs from the “Exclusive” state is when the directory receives an exclusive read and the requester is not the owner. In this situation, the directory would set the owner to be the requester and send an invalidate to the previous owner, while transitioning to “Waiting for Invalidate Response,” where it waits for a writeback request, an eviction request, or an invalidate ack to cause it to transition back to “Exclusive.” If a read request arrives while the directory is in “Waiting for Invalidate Response,” the directory would send a nak to the requester. If the directory receives a writeback request, it would send an exclusive reply to the new owner, a writeback ack to the requester, send a write to memory, and transition to “Exclusive.” On the other hand, if only an eviction request was received, the directory would send an exclusive reply to the new owner, send an eviction ack to the requester, and transition to “Exclusive” without sending a write to memory. In “Waiting for Invalidate Response,” the directory could also receive an invalidate response or an invalidate ack. In both cases, the directory would send an exclusive reply to the new owner and transition to “Exclusive,” but it would only send a write to memory if it received an invalidate response, indicating that the cache was in the “Dirty Exclusive” state.</text:p>
        <text:p text:style-name="P26"/>
        <text:p text:style-name="P26">It is also possible to transition from the “Exclusive” state to “Exclusive Shared Waiting for Reply” when the directory receives a shared read. This shared read has to come from a requester that is not the owner. The directory has to forward the request to the previous owner, and set the requester as a sharer. In “Exclusive Shared Waiting for Reply,” several things can happen. If the directory receives a shared read in this state, it would add the requester into the sharers list, and if it receives an exclusive read, it would send a nak to the requester. If, it receives a writeback request arrives from the previous owner, then the directory would set the owner to be the read requester, send a writeback ack to the writeback requester, send an exclusive read reply to the read requester, and transition back to “Exclusive.” If, instead, it receives a read reply from the previous owner, then the directory would forward shared replies to all requesters and transition to “Shared.”</text:p>
        <text:p text:style-name="P26"/>
        <text:p text:style-name="P26">In the “Shared” state, if the directory receives an eviction request from a sharer and there are more than two sharers, then the directory would simply remove the requester from the sharers list and send an eviction ack to the requester. If the directory receives a writeback request and the size of the sharers list is 2, then the directory would set the owner to the remaining sharer, clear the sharers list, send an eviction ack to the requester, and transition to “Exclusive.”</text:p>
        <text:p text:style-name="P26"/>
        <text:p text:style-name="P26">When a shared read arrives in the “Shared” state, the directory would add the requester into the <text:soft-page-break/>sharers list, forward the request to a sharer S, and transition to “Shared Waiting for Reply.” Sharer S is chosen randomly among all the nodes that has the block. In this state, the directory adds any new shared requesters into the sharers list and naks any exclusive reads and eviction requests that are not from sharer S. If the directory receives a shared reply from sharer S in this state, it would send shared replies to all requesters. However, if an eviction request from sharer S was received, then the directory would send shared replies to all requesters, send an eviction ack to the eviction requester, remove the eviction requester from the sharers list, and transition back to “Shared.”</text:p>
        <text:p text:style-name="P26"/>
        <text:p text:style-name="P26">While in “Shared” state, it is also possible to receive an exclusive read request. This request causes the requester to be set as the owner, a transition to “Waiting to Send Invalidates,” and the request to be forwarded to a sharer S, which is chosen randomly among the available sharers. In the “Waiting to Send Invalidates” state, if the directory receives an eviction request not from sharer S, it would send a nak to the requester. If the directory receives a read request in this state, it would send a nak to the requester. If a read reply arrives from sharer S, the directory would send invalidates to all sharers and transition to “Waiting for K Invalidates, J Invalidates Received So Far,” where K is the number of invalidates sent, and J is the number of invalidate acks received so far. However, if an eviction request from sharer S arrives, then the directory would remove the requester from the sharers list, send invalidates to the remaining sharers, send an eviction ack to the requester, then transition to “Waiting for K Invalidates, J Invalidates Received So Far.”</text:p>
        <text:p text:style-name="P26"/>
        <text:p text:style-name="P15">The directory’s primary purpose is to wait for invalidate acks in “Waiting for K Invalidates, J Invalidates Received So Far.” If a read request or an eviction request was received, the directory has to send a nak to the requester. If an invalidate ack was received, the directory checks if J (the number of invalidate acks received so far) is equal to K (the number of invalidates sent). If they are not the same, then the directory continues to wait in this state. However, if J = K, then the directory would send an exclusive reply to the requester.</text:p>
        <text:p text:style-name="Text_20_body"/>
        <text:h text:style-name="Heading_20_3" text:outline-level="3">Regular Protocol Cache FSM</text:h>
        <text:p text:style-name="P14"><text:sequence-ref text:reference-format="category-and-value" text:ref-name="refFigure2">Figure 3</text:sequence-ref> illustrates the cache FSM for the regular directory protocol. All caches start initially in the “Invalid” state. From this state, the cache can receive a request from the processor for either a shared read or an exclusive read. If the cache receives a shared read, then it would transition to “Waiting for Shared Read Reply” after forwarding the request to the directory. However, if the cache receives an exclusive read, it would transition to “Waiting for Exclusive Reply” after forwarding the request to the directory.</text:p>
        <text:p text:style-name="P26"/>
        <text:p text:style-name="P26"><draw:frame draw:style-name="fr3" draw:name="Marco7" text:anchor-type="paragraph" svg:x="0in" svg:y="0.0402in" svg:width="6.5in" draw:z-index="6"><draw:text-box fo:min-height="7.7098in"><text:p text:style-name="Figure"><draw:frame draw:style-name="fr4" draw:name="gráficos6" text:anchor-type="paragraph" svg:x="0.0016in" svg:y="0.0008in" svg:width="6.5in" style:rel-width="100%" svg:height="7.4673in" style:rel-height="scale" draw:z-index="7"><draw:image xlink:href="Pictures/20000104000054C500006163B0F6182E.wmf" xlink:type="simple" xlink:show="embed" xlink:actuate="onLoad"/></draw:frame>Figure <text:sequence text:ref-name="refFigure2" text:name="Figure" text:formula="ooow:Figure+1" style:num-format="1">3</text:sequence> Regular protocol cache FSM</text:p><text:p text:style-name="Figure"/></draw:text-box></draw:frame>In “Waiting for Shared Read Reply,” the cache waits for either type of read replies and transitions depending on which type of read reply it receives. If it receives a nak, it has to resend the shared read request. If the cache receives a shared reply, it would fill the cache with the block and transition to “Shared.” However, if the cache receives an exclusive reply, it would transition to “Clean Exclusive,” instead.</text:p>
        <text:p text:style-name="P26"><text:soft-page-break/>Once in “Clean Exclusive,” the cache can receive an invalidate message from the directory, where it has to reply with an invalidate ack and transition to “Invalid.” In this state, the cache could also decide to evict the block by sending an eviction request to the directory and transitioning to “Clean Exclusive Waiting for Eviction Ack,” where it waits for an eviction ack before transitioning to “Invalid.” Otherwise, the cache can also transition into the “Dirty Exclusive” state when it receives an exclusive read request from the processor.</text:p>
        <text:p text:style-name="P26"><text:soft-page-break/></text:p>
        <text:p text:style-name="P26">After arriving in the “Dirty Exclusive” state, several things can happen. The cache can receive an invalidate from the directory, then it would have to transition to “Invalid” and send an invalidate response with the block attached to the directory. If the cache has to evict the block, it would send a writeback request to the directory and transition into “Dirty Exclusive Waiting for Writeback Ack,” where it waits for a writeback ack from the directory before transitioning to “Invalid.” In this state, the cache could also receive a shared read request from the directory, indicating that the cache should transition out of its “Dirty Exclusive” state into the “Shared” state.</text:p>
        <text:p text:style-name="P26"/>
        <text:p text:style-name="P26">Once the cache transitions into the “Shared” state, several transitions could happen. The directory could <text:s/>receive an invalidate message from the directory, indicating that the cache should transition to “Invalid” and send an invalidate ack to the directory. In addition, if the cache has to evict a block in the “Shared” state for any reason, it would send an eviction request to the directory and transition to “Shared Waiting for Eviction Ack.”</text:p>
        <text:p text:style-name="P26"/>
        <text:p text:style-name="P26">After transitioning to “Shared Waiting for Eviction Ack,” the cache has to wait for one of two messages. If the cache receives an invalidate message from the directory, then it means that the eviction request has not arrived at the directory before the invalidate message was sent, so it has to transition to “Waiting for Nak,” since the directory would send a nak in response to the cache’s eviction request. If this cache received an invalidate, then this cache could not have been the sharer S that the directory chose to read from, since the directory is required to obtain the first read reply from sharer S before sending out its invalidates. Once the cache receives a nak in “Waiting for Nak,” it would send an invalidate ack and transition to “Invalid.” It is also possible for the cache to receive an eviction ack while in “Shared Waiting for Eviction Ack,” where the cache can transition to “Invalid” without doing anything else.</text:p>
        <text:p text:style-name="P26"/>
        <text:p text:style-name="P26">In “Shared,” it is also possible for the cache to receive an exclusive read request from the processor, where it would forward the request to the directory and transition to “Waiting for Exclusive Read Reply.” In this state, the cache can receive a nak from the directory, telling the cache that the directory is busy and that it should resend its request. Only the exclusive reply message from the directory will transition the cache out of this state and into the “Dirty Exclusive” state.</text:p>
        <text:p text:style-name="P14"/>
        <text:h text:style-name="Heading_20_2" text:outline-level="2">Origin Protocol</text:h>
        <text:p text:style-name="Text_20_body">The Origin directory-based cache-coherence protocol uses a three-way interaction that sends less messages than the regular directory protocol does. Because of the reduction in the number of messages, the finite-state machines for this protocol is substantially different than the regular protocol, both in the directory and in the cache.</text:p>
        <text:p text:style-name="Text_20_body"/>
        <text:h text:style-name="Heading_20_3" text:outline-level="3">Origin Protocol Directory FSM</text:h>
        <text:p text:style-name="Text_20_body"><draw:frame draw:style-name="fr3" draw:name="Marco8" text:anchor-type="paragraph" svg:x="-0.0591in" svg:y="1.1543in" svg:width="6.5in" draw:z-index="8"><draw:text-box fo:min-height="8.9807in"><text:p text:style-name="Figure"><draw:frame draw:style-name="fr4" draw:name="gráficos7" text:anchor-type="paragraph" svg:x="0.0016in" svg:y="0.0008in" svg:width="6.5in" style:rel-width="100%" svg:height="8.2134in" style:rel-height="scale" draw:z-index="9"><draw:image xlink:href="Pictures/2000024B0000586E00006FBE2C64BC66.wmf" xlink:type="simple" xlink:show="embed" xlink:actuate="onLoad"/></draw:frame>Figure <text:sequence text:ref-name="refFigure3" text:name="Figure" text:formula="ooow:Figure+1" style:num-format="1">4</text:sequence> Origin protocol directory FSM</text:p><text:p text:style-name="Figure"/></draw:text-box></draw:frame><text:sequence-ref text:reference-format="category-and-value" text:ref-name="refFigure3">Figure 4</text:sequence-ref> illustrates the directory FSM for the Origin cache-coherence protocol and<text:span text:style-name="T7"> shows all the states in a directory. Any block will start in the “Unowned” state. From here, if the directory receives either type of read request, the directory would transition to “Exclusive (Memory-Access),” make requester owner, and perform memory fetch. If the directory receives another read request in “Exclusive (Memory-Access),” the directory would send a nak to the requester. When the request from memory returns in the “Exclusive (Memory-Access)” state, the directory </text:span><text:soft-page-break/><text:span text:style-name="T7">would send an exclusive reply to the requester and transition to the “Exclusive” state. It should be impossible for a writeback request to arrive during “Unowned” or “Exclusive (Memory-Access)” states because no node should have the block in these two states.</text:span></text:p>
        <text:p text:style-name="P27"/>
        <text:p text:style-name="P27">From the “Shared” state, there are several states the directory can transition into. The first is “Shared (Memory-Access)”, which occurs if a shared read request comes in while in the “Shared” state. During the transition, the directory would perform a memory fetch and add the requester to sharers. In “Shared (Memory-Access)”, the directory would queue up any more shared read requests that might come in while sending a nak to any <text:span text:style-name="T6">exclusive</text:span> reads. When the memory returns, the directory will send shared replies to all requesters. There could also be a transition to the “Shared Exclusive (Memory-Access)” state or the “Exclusive” state from the “Shared” state when it receives an exclusive read request, depending on whether or not the requester can be found in the owner or sharers of the directory block. If the requester is the owner or in sharers, then the directory has received an upgrade request, which means that the requester already has the data. Otherwise, the directory has to fetch the block from memory before it can send out invalidates to sharers and previous owner, send out exclusive reply with invalidates pending to the requester, set the requester as the owner, and clear sharers. It is impossible to receive a writeback request in the “Shared” state or any of the states that transitions from the “Shared” state because no node has exclusive access to the block. If more read requests arrive while in the “Shared Exclusive (Memory-Access)” state, then the directory has to send a nak to that request.</text:p>
        <text:p text:style-name="P27"/>
        <text:p text:style-name="P27">In the “Exclusive” state, the home memory could transition to the “Exclusive (Memory-Access)” state if the requester is the owner, while also performing a fetch from memory. It could also transition to “Unowned” if it receives a writeback request. However, in this state, it could also transition to the two busy memory-access states.</text:p>
        <text:p text:style-name="P28"/>
        <text:p text:style-name="P27">In all of the busy states, naks are sent in response to any requests, since the directory cannot process any additional requests when it is busy. The directory will transition to the busy memory-access states when a read request arrives during the “Exclusive” state and the owner is not the requester. It is necessary, both when transitioning to “Busy-Shared (Memory-Access)” and when transitioning to “Busy-Exclusive (Memory-Access),” to send a memory fetch and set the owner as the requester; however, it is only necessary to set the sharers as the previous owner when transitioning to “Busy-Shared (Memory-Access).” In the “Busy-Shared (Memory-Access)” state, we usually would wait for the memory to return before performing any other operations. If the directory receives a memory return first, then it would send an intervention request to the previous owner, send a speculative reply to the requester, and transition to the “Busy-Shared” state. Should a writeback request occur before the memory return, however, the directory would transition to the “Busy-Shared (Memory-Access Writeback-Request)” state, where we would wait for the memory return and not send any messages that we would send when we transition to the “Busy-Shared” state. In the “Busy-Shared (Memory-Access Writeback-Request)” state, we would wait for the memory return message, then send a regular shared reply to the owner and a writeback exclusive ack to the requester. Another writeback request could not arrive while in the “Busy-Shared (Memory-Access Writeback-Request)” state because the directory just received a writeback request from the only node that had the block. The “Busy-Exclusive (Memory-Access)” state transitions are similar, except we send exclusive messages instead of shared messages and we transition to exclusive states.</text:p>
        <text:p text:style-name="P27"><text:soft-page-break/></text:p>
        <text:p text:style-name="P15"><text:span text:style-name="T7">In the “Busy-Shared” state, the directory is waiting for a message from the previous owner of the block before transitioning to the “Shared” state. This could come in the form of a writeback request (if the owner evicted the block before the intervention arrives), a shared writeback, or a shared transfer (no data). In all three cases, the directory has to set the owner as the requester. If a writeback request or a shared writeback arrives, the directory also has to write the block to memory. Additionally, a writeback request means that the directory would forward that data to the new owner and return a writeback busy ack to the requester. </text:span>It<text:span text:style-name="T7"> is possible for the intervention to be unsuccessful, however, which is indicated by a nak from the previous owner. When this happens, the directory would send a nak to the requester and return to “Exclusive” while setting the owner to the previous owner and clear the sharers. The “Busy-Exclusive” state is similar, except exclusive messages are sent instead of shared messages, the directory transitions back to “Exclusive” upon successful completion, and upon receiving a nak in “Busy-Exclusive,” it is not necessary to clear the sharers.</text:span></text:p>
        <text:p text:style-name="Text_20_body"/>
        <text:h text:style-name="Heading_20_3" text:outline-level="3">Origin Protocol Cache FSM</text:h>
        <text:p text:style-name="P14"><text:sequence-ref text:reference-format="category-and-value" text:ref-name="refFigure4">Figure 5</text:sequence-ref> illustrates the cache FSM for the Origin cache-coherence protocol. This diagram shows the state transitions for the cache. Any cache line for an address starts in the “Invalid” state. If the cache receives a shared read from the processor, it transitions to “Waiting for Shared Read Response” and forwards the request to the home memory; if it receives an exclusive read instead, it transitions to “Waiting for Exclusive Read Response.” In addition, if the cache receives an intervention, it sends an ack to the requester and a transfer to the directory. The type of the ack and the transfer will be dependent upon whether or not a shared intervention is received or an exclusive intervention is received. If the cache receives an invalidate in the “Invalid” state, then it means that the cache has evicted the block because of a capacity miss, which means that there is no need to invalidate the block again because the cache does not have the block. However, it is still necessary to send an invalidate ack to the requester in accordance with the protocol.</text:p>
        <text:p text:style-name="P26"/>
        <text:p text:style-name="P26">Once the cache transitions to the “Waiting for Shared Read Response,” it is possible for the cache to receive a nak from the directory, indicating that the directory is currently busy and cannot handle the request, and the cache will have to resend its request. If it receives a shared reply, the cache would transition to the “Shared” state, while receiving an exclusive reply would transition the cache into “Clean Exclusive.” If the cache receives an intervention message while in the “Clean Exclusive” state, it has to send an ack to the requester, and send a transfer to the directory, before transitioning to “Shared” or “Invalid,” depending on whether or not it was a shared intervention or an exclusive intervention. It is also possible, while in “Clean Exclusive,” to receive an exclusive read request, in which case the cache would transition to “Dirty Exclusive.” Finally, if the cache needs to evict a block while in “Clean Exclusive,” it would transition to “Invalid” without sending any messages.</text:p>
        <text:p text:style-name="P26"/>
        <text:p text:style-name="P26"><draw:frame draw:style-name="fr3" draw:name="Marco9" text:anchor-type="paragraph" svg:x="0.0217in" svg:y="-0.0571in" svg:width="6.5in" draw:z-index="10"><draw:text-box fo:min-height="9.0118in"><text:p text:style-name="Figure"><draw:frame draw:style-name="fr4" draw:name="gráficos8" text:anchor-type="paragraph" svg:x="0.0016in" svg:y="0.0008in" svg:width="6.5in" style:rel-width="100%" svg:height="8.2791in" style:rel-height="scale" draw:z-index="11"><draw:image xlink:href="Pictures/2000022B0000552800006C775CBB947F.wmf" xlink:type="simple" xlink:show="embed" xlink:actuate="onLoad"/></draw:frame>Figure <text:sequence text:ref-name="refFigure4" text:name="Figure" text:formula="ooow:Figure+1" style:num-format="1">5</text:sequence> Origin protocol cache FSM</text:p><text:p text:style-name="Figure"/></draw:text-box></draw:frame>However, if a cache receives a speculative reply or a shared response/ack in this state, then it would transition to “Waiting for Shared Response/Ack” or “Shared Waiting for Speculative Reply,” respectively. Receiving either of these messages mean that the directory block state was Exclusive and that the requester needs to wait for both messages before it can transition to the “Shared” state. However, it is possible to get a nak from the previous owner while in the “Waiting for Shared Response/Ack” state, in which case, the cache has to start all over and resend the request while transitioning back to “Waiting for Shared Read Response.”</text:p>
        <text:p text:style-name="P26"><text:soft-page-break/></text:p>
        <text:p text:style-name="P14"><text:soft-page-break/>In the “Shared” state, if the cache receives an invalidate from the directory, the cache would have to invalidate the cache block, send a shared ack to the directory, and transition to the “Invalid” state. If the cache needs to evict the block, it would also have to transition to “Invalid”, but without sending any messages. It is also possible to receive an exclusive read request from the processor in this state, whereas the cache would have to forward the request to the directory and transition to “Waiting for Exclusive Read Response.” Since the cache might have received the exclusive read request before receiving an invalidate from the directory, it is necessary to send an invalidate ack to the requester when receiving an invalidate in the “Waiting for Exclusive Read Response” state. If the cache receives a nak in “Waiting for Exclusive Read Response,” the directory could not fulfill the request and the cache must resend its request. Typically, the cache would receive an exclusive reply in this state and transition to “Dirty Exclusive.”</text:p>
        <text:p text:style-name="P14"/>
        <text:p text:style-name="P29"><draw:frame draw:style-name="fr3" draw:name="Marco10" text:anchor-type="paragraph" svg:x="-0.0508in" svg:y="0.0429in" svg:width="6.5in" draw:z-index="12"><draw:text-box fo:min-height="3.45in"><text:p text:style-name="Figure"><draw:frame draw:style-name="fr5" draw:name="gráficos9" text:anchor-type="paragraph" svg:x="0in" svg:y="0.5756in" svg:width="6.5in" style:rel-width="100%" svg:height="3.45in" style:rel-height="scale" draw:z-index="13"><draw:image xlink:href="Pictures/20000081000060E800003371E6429219.wmf" xlink:type="simple" xlink:show="embed" xlink:actuate="onLoad"/></draw:frame>Figure <text:sequence text:ref-name="refFigure5" text:name="Figure" text:formula="ooow:Figure+1" style:num-format="1">6</text:sequence> Scenarios When Transitioning into “Waiting for K Invalidates, J Invalidates Received So Far”</text:p><text:p text:style-name="Figure"/></draw:text-box></draw:frame>However, if there were any sharers when the cache requested exclusive read, the cache would receive an exclusive reply with invalidates pending or an invalidate ack and transition to “Waiting for K Invalidates, J Invalidates Received So Far.” The reason that an exclusive reply with invalidates pending or an invalidate ack could be received from the “Waiting for Exclusive Read Response” state is illustrated in <text:sequence-ref text:reference-format="category-and-value" text:ref-name="refFigure5">Figure 6</text:sequence-ref>. The exclusive reply with invalidates pending and invalidations are sent at the same time to the requester and the sharers, respectively, in both scenarios. In the expected case, scenario 1, the exclusive reply with invalidates pending would arrive at the requester before any invalidate acks. However, if any sharers are on the same node as the directory, it can receive its invalidate before the exclusive reply with invalidates pending arrives at the requester. The sharer would then send an invalidate ack to the requester. Since the invalidate ack has to traverse the network, there is no guarantee that the exclusive reply with invalidates pending would arrive first. Therefore, the requester has to prepare for both scenarios by transitioning into the “Waiting for K Invalidates, J Invalidates Received So Far” state on the <text:soft-page-break/>arrival of either types of messages. In this state, the cache waits for the arrival of invalidate acks and/or exclusive reply with invalidates pending and <text:s/>transitions to “Dirty Exclusive” only when all invalidate acks and the exclusive reply with invalidates pending have been received. It is also possible to receive an intervention while in this <text:span text:style-name="T6">state,</text:span> when the cache would have to respond with a nak to the directory and a nak to the requester.</text:p>
        <text:p text:style-name="P29"/>
        <text:p text:style-name="P26">In the “Waiting for Exclusive Read Response” state, it is also possible that the cache has to wait for two messages before it can transition to “Dirty Exclusive.” When the cache receives an exclusive response/ack or a speculative reply, it would transition to “Exclusive Waiting for Speculative Reply” or “Waiting for Exclusive Response/Ack,” respectively, while it waits for the other message of this two-message exchange to arrive. When the other message arrives, the cache would fill the cache with the exclusive response (if exclusive response) or speculative reply (if exclusive ack) and transition to “Dirty Exclusive.” However, it is possible that the cache receives a nak from the previous owner in the “Waiting for Exclusive Response/Ack” state, where the cache would have to start over by resending its request to the directory and transitioning to “Waiting for Exclusive Read Response.”</text:p>
        <text:p text:style-name="P26"/>
        <text:p text:style-name="P26">Once in the “Dirty Exclusive” state, the cache can receive three types of messages. If the cache receives a shared intervention, it would send a shared response to the requester and send a shared writeback to the directory while transitioning to “Shared.” Similarly, if the message was an exclusive intervention, it would send an exclusive response to the requester and a dirty transfer to the directory while transitioning to “Invalid”. Furthermore, the cache can also receive a writeback request from the processor in this state, where it has to forward the request to the directory and transition to “Waiting for Writeback Response.”</text:p>
        <text:p text:style-name="P26"/>
        <text:p text:style-name="P29">If the cache receives a simple writeback exclusive ack in “Waiting for Writeback Response,” the cache can transition to “Invalid” without any other operations. If the cache receives an intervention, it would transition to “Waiting for Writeback Busy Ack,” where it would wait for a writeback busy ack before transitioning to “Invalid”. Similarly, if the cache receives a writeback busy ack first, it would transition to “Waiting for Intervention” and wait for the intervention before it can transition to “Invalid”. It is also possible that the directory is in one of the busy states while the cache is “Waiting for Writeback Response,” and the cache has to resend its writeback request if that happens.</text:p>
        <text:p text:style-name="P4"/>
        <text:h text:style-name="P32" text:outline-level="1">Methodology and Implementation</text:h>
        <text:p text:style-name="P20">The implementation of the code was done SESC Simulator, which uses C++ as its programming language. It supports various features of a computer system that allows us to simulate the differences between different directory-based protocols.</text:p>
        <text:p text:style-name="P19"/>
        <text:h text:style-name="Heading_20_2" text:outline-level="2">Directory</text:h>
        <text:p text:style-name="P4">In the simulator, we make sure that whenever a message is being sent to a remote node that has the same node ID as the current node, we send the message to itself. For example, if processor 1 requests a block A, where processor 1 is block A's home node, sending a network message from a node to itself it pointless and just results in needless network traffic. We perform a check to see if the destination for a message is the same as the source of the message, previous to sending the network message. If this is the case, it just forwards it straight on to the function that would handle it on the local directory node rather than emitting something on the network.</text:p>
        <text:p text:style-name="P4"><text:soft-page-break/></text:p>
        <text:h text:style-name="P33" text:outline-level="2">Cache</text:h>
        <text:p text:style-name="P8"><text:span text:style-name="T2">Since directories and buses are basically ways for multiple caches to communicate with each other, it is important to understand what caches are and what kind of requests they can send to each directory. “In a coherent multiprocessor, the caches provide both migration and replication of shared data items” </text:span><text:span text:style-name="T2"><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text:span><text:span text:style-name="T2">. It is important for the architect of the processor to design these features into the processor as to allow the programmer to take advantage of the speedup available in having multiple data. Having multiple data allows for multiple reads at the same time. The two protocols introduced here serves as an example of some of the protocols that can be used to achieve cache coherency. The MSI protocol is the most basic one and only uses three stages. The </text:span><text:span text:style-name="T2">MESI protocol adds an “Exclusive” state to reduce the traffic caused by writes of blocks that only exist in one cache. The MOSI protocol adds an “Owned” state to reduce the traffic caused by write-backs of blocks that are read by other caches. The MOESI protocol implements both the Exclusive and Owned state to take on both characteristics.</text:span></text:p>
        <text:p text:style-name="P4"/>
        <text:h text:style-name="P35" text:outline-level="3">Changing Cache Size</text:h>
        <table:table table:name="Tabla2" table:style-name="Tabla2">
          <table:table-column table:style-name="Tabla2.A" table:number-columns-repeated="5"/>
          <table:table-row>
            <table:table-cell table:style-name="Tabla2.A1" office:value-type="string">
              <text:p text:style-name="P9"/>
            </table:table-cell>
            <table:table-cell table:style-name="Tabla2.A1" office:value-type="string">
              <text:p text:style-name="P9">Main Memory</text:p>
            </table:table-cell>
            <table:table-cell table:style-name="Tabla2.A1" office:value-type="string">
              <text:p text:style-name="P9">Cache Line</text:p>
            </table:table-cell>
            <table:table-cell table:style-name="Tabla2.A1" office:value-type="string">
              <text:p text:style-name="P9">Other Processor</text:p>
            </table:table-cell>
            <table:table-cell table:style-name="Tabla2.E1" office:value-type="string">
              <text:p text:style-name="P9">Snoop Request</text:p>
            </table:table-cell>
          </table:table-row>
          <table:table-row>
            <table:table-cell table:style-name="Tabla2.A2" office:value-type="string">
              <text:p text:style-name="P9">Modified</text:p>
            </table:table-cell>
            <table:table-cell table:style-name="Tabla2.A2" office:value-type="string">
              <text:p text:style-name="P9">Stale</text:p>
            </table:table-cell>
            <table:table-cell table:style-name="Tabla2.A2" office:value-type="string">
              <text:p text:style-name="P9">Most recent, correct copy</text:p>
            </table:table-cell>
            <table:table-cell table:style-name="Tabla2.A2" office:value-type="string">
              <text:p text:style-name="P9">Hold no copy</text:p>
            </table:table-cell>
            <table:table-cell table:style-name="Tabla2.E2" office:value-type="string">
              <text:p text:style-name="P9">Modified cache responds</text:p>
            </table:table-cell>
          </table:table-row>
          <table:table-row>
            <table:table-cell table:style-name="Tabla2.A2" office:value-type="string">
              <text:p text:style-name="P9">Owner</text:p>
            </table:table-cell>
            <table:table-cell table:style-name="Tabla2.A2" office:value-type="string">
              <text:p text:style-name="P9">Can be stale</text:p>
            </table:table-cell>
            <table:table-cell table:style-name="Tabla2.A2" office:value-type="string">
              <text:p text:style-name="P9">Most recent, correct copy</text:p>
            </table:table-cell>
            <table:table-cell table:style-name="Tabla2.A2" office:value-type="string">
              <text:p text:style-name="P9">Shared state</text:p>
            </table:table-cell>
            <table:table-cell table:style-name="Tabla2.E2" office:value-type="string">
              <text:p text:style-name="P9">Owned cache responds</text:p>
            </table:table-cell>
          </table:table-row>
          <table:table-row>
            <table:table-cell table:style-name="Tabla2.A2" office:value-type="string">
              <text:p text:style-name="P9">Exclusive</text:p>
            </table:table-cell>
            <table:table-cell table:style-name="Tabla2.A2" office:value-type="string">
              <text:p text:style-name="P9">Most recent, correct copy</text:p>
            </table:table-cell>
            <table:table-cell table:style-name="Tabla2.A2" office:value-type="string">
              <text:p text:style-name="P9">Most recent, correct copy</text:p>
            </table:table-cell>
            <table:table-cell table:style-name="Tabla2.A2" office:value-type="string">
              <text:p text:style-name="P9">Hold no copy</text:p>
            </table:table-cell>
            <table:table-cell table:style-name="Tabla2.E2" office:value-type="string">
              <text:p text:style-name="P9">Exclusive cache or main memory responds</text:p>
            </table:table-cell>
          </table:table-row>
          <table:table-row>
            <table:table-cell table:style-name="Tabla2.A2" office:value-type="string">
              <text:p text:style-name="P9">Shared</text:p>
            </table:table-cell>
            <table:table-cell table:style-name="Tabla2.A2" office:value-type="string">
              <text:p text:style-name="P9">Can hold most recent, correct copy</text:p>
            </table:table-cell>
            <table:table-cell table:style-name="Tabla2.A2" office:value-type="string">
              <text:p text:style-name="P9">Can hold most recent, correct copy</text:p>
            </table:table-cell>
            <table:table-cell table:style-name="Tabla2.A2" office:value-type="string">
              <text:p text:style-name="P9">Shared or owned</text:p>
            </table:table-cell>
            <table:table-cell table:style-name="Tabla2.E2" office:value-type="string">
              <text:p text:style-name="P9">May not respond</text:p>
            </table:table-cell>
          </table:table-row>
          <table:table-row>
            <table:table-cell table:style-name="Tabla2.A2" office:value-type="string">
              <text:p text:style-name="P9">Invalid</text:p>
            </table:table-cell>
            <table:table-cell table:style-name="Tabla2.A2" office:value-type="string">
              <text:p text:style-name="P9">May hold valid or invalid</text:p>
            </table:table-cell>
            <table:table-cell table:style-name="Tabla2.A2" office:value-type="string">
              <text:p text:style-name="P9">Invalid copy</text:p>
            </table:table-cell>
            <table:table-cell table:style-name="Tabla2.A2" office:value-type="string">
              <text:p text:style-name="P9">May hold valid or invalid copy</text:p>
            </table:table-cell>
            <table:table-cell table:style-name="Tabla2.E2" office:value-type="string">
              <text:p text:style-name="P9">May not respond</text:p>
            </table:table-cell>
          </table:table-row>
        </table:table>
        <text:p text:style-name="Standard">Table <text:sequence text:ref-name="refTable1" text:name="Table" text:formula="ooow:Table+1" style:num-format="1">2</text:sequence> Acceptable states for MOESI cache</text:p>
        <text:p text:style-name="P4"/>
        <text:p text:style-name="P4">The cache size can be determined by associativity * number of sets * width. Therefore, in the configuration file, it is only necessary to give these three parameters and not the total size of the cache. For example, in my system, this could be 4 * 4 * 64, in the case of the L1 cache. This gives it 16 blocks of 64-bit data to have a 1kB L1 cache. In the case of the L2 cache, I used an associativity of 4 with 8 sets to get 32 blocks. this equates to a 2kB cache.</text:p>
        <text:p text:style-name="P5"/>
        <text:p text:style-name="P4">Increasing cache size increases coherence misses because more invalidates occur because fewer blocks are bumped due to capacity misses. Of course, capacity misses decrease because the cache has more spaces to put blocks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Increasing block size means capacity miss decreases and compulsory miss decreases for certain applications. When this happens, it most likely means that there is a lot of spatial locality in the code, such as when running kernel code. Because increasing block size grabs more of the code in the same area together, which directly reduces compulsory misses. The capacity miss is reduced because we're storing more of the necessary code in the cache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text:p>
        <text:p text:style-name="P4"/>
        <text:h text:style-name="P33" text:outline-level="2"><text:soft-page-break/>Network</text:h>
        <text:p text:style-name="P5"><draw:frame draw:style-name="fr1" draw:name="Marco4" text:anchor-type="paragraph" svg:width="3.15in" draw:z-index="0"><draw:text-box fo:min-height="1.9429in"><text:p text:style-name="Figure"><draw:frame draw:style-name="fr4" draw:name="gráficos2" text:anchor-type="paragraph" svg:x="0.0016in" svg:y="0.0008in" svg:width="3.15in" style:rel-width="100%" svg:height="1.9429in" style:rel-height="scale" draw:z-index="1"><draw:image xlink:href="Pictures/200000360005F7AC0003AEA6DFAA6CDD.wmf" xlink:type="simple" xlink:show="embed" xlink:actuate="onLoad"/></draw:frame>Figure <text:sequence text:ref-name="refFigure6" text:name="Figure" text:formula="ooow:Figure+1" style:num-format="1">7</text:sequence> Node connections to the network</text:p></draw:text-box></draw:frame></text:p>
        <text:p text:style-name="P4">The underlying network in use for this simulator is a simple black box model. It does not model a real network with routing. Instead it models messages going in and out of the network using a random delay with a lower-bound of 4 and an upper-bound of 20. When more messages arrive, the delay coming from the random delay generator will be shifted higher as to model the higher traffic conditions.</text:p>
        <text:p text:style-name="P4"/>
        <text:p text:style-name="P4">We could have used a more complicated network, one that simulates router-router connection and uses routing protocols, but such a network was not available at the time in the simulator, and the black box network serves its purpose for delivering messages to and from all the directories, as well as the main memory. Although the SESC simulator has the capability to model a more complicated network, a simple network, such as the one used here, can illustrate our point.</text:p>
        <text:p text:style-name="P4"/>
        <text:h text:style-name="P33" text:outline-level="2">Main Memory</text:h>
        <text:p text:style-name="P4">In the simulator, the main memory is simulated as a node in the network. Therefore, when a directory wants to request something from main memory, it sends a messages across the network to the main memory. This design simplifies the design of the memory while still keeping the protocol intact.</text:p>
        <text:p text:style-name="P4"/>
        <text:h text:style-name="P33" text:outline-level="2">SESC Simulator</text:h>
        <text:p text:style-name="P4">The connections in the SESC Simulator are shown in Figure 3.2. We are using an architecture with a 1K L1 cache and a 2K L2 cache.</text:p>
        <text:p text:style-name="P5"><draw:frame draw:style-name="fr1" draw:name="Marco5" text:anchor-type="paragraph" svg:width="3.15in" draw:z-index="2"><draw:text-box fo:min-height="3.8661in"><text:p text:style-name="Figure"><draw:frame draw:style-name="fr4" draw:name="gráficos1" text:anchor-type="paragraph" svg:x="0.0016in" svg:y="0.0008in" svg:width="3.15in" style:rel-width="100%" svg:height="3.8661in" style:rel-height="scale" draw:z-index="3"><draw:image xlink:href="Pictures/200000570004DCAC0005F7BBFE04365B.wmf" xlink:type="simple" xlink:show="embed" xlink:actuate="onLoad"/></draw:frame>Figure <text:sequence text:ref-name="refFigure7" text:name="Figure" text:formula="ooow:Figure+1" style:num-format="1">8</text:sequence> Connections in a single node</text:p></draw:text-box></draw:frame></text:p>
        <text:h text:style-name="P31" text:outline-level="1"><text:soft-page-break/>Results</text:h>
        <text:p text:style-name="P21"><text:span text:style-name="T3">In this section, I will discuss the results of running the simulation on the Sesc simulator. The results are shown in Table 2 for the results using the benchmark fft in the SPLASH-2 benchmark </text:span><text:span text:style-name="T3">suite with 32 processors. The fft benchmark is a complex 1-D version of the radix-</text:span>√<text:span text:style-name="T5">n</text:span> six-step FFT algorithm, which is optimized to minimize inter-processor communication <text:span text:style-name="T3"><text:bibliography-mark text:identifier="WOO00" text:bibliography-type="conference" text:author="Steven Cameron Woo, Moriyoshi Ohara, Evan Torrie, Jaswinder Pal Singh, and Anoop Gupta" text:month="June" text:pages="24-36" text:publisher="Proceedings of the 22nd Annual International Symposium on Computer Architecture" text:title="The SPLASH-2 Programs: Characterization and Methodological Considerations" text:year="1995">[3]</text:bibliography-mark></text:span><text:span text:style-name="T3">.</text:span></text:p>
        <text:p text:style-name="P4"/>
        <text:h text:style-name="P33" text:outline-level="2">Verifying Correctness</text:h>
        <text:p text:style-name="P4">To verify whether or not the simulator is correct, we run the benchmark on a normal machine to find out what the output is, then run the program on SESC. The output produced from SESC should be identical to that produced by running the benchmark on a real processor. If not, then it means that the program that simulates the directory protocol is not running correctly. In addition, the SPLASH2 benchmarks' kernel programs provide self-test that we can invoke to ensure that our protocols were implemented directly. It achieves this self-test using inherent tests to the data structure.</text:p>
        <text:p text:style-name="P4"/>
        <text:h text:style-name="P33" text:outline-level="2">SPLASH2 benchmarks</text:h>
        <text:p text:style-name="P20">Using these results, we can see that the MSI protocol takes longer to complete. Although there are more read misses for the MOESI cache, it is offset by the amount of read hits for L2 cache. <text:s/>It could also be possible that the additional read misses do not incur as much penalty in a MOESI cache because in a MOESI cache, there is a greater opportunity for the cache to fetch the data from another node in that directory instead of from the memory.</text:p>
        <text:p text:style-name="P18"/>
        <text:p text:style-name="P22">We also see that for both MOESI and MSI caches, as the CPU count increases, the run-time decreases, this is to be expected as more work can be done in the same amount of time when one has more processors that can be used at the same time.</text:p>
        <text:p text:style-name="P4"><text:soft-page-break/></text:p>
        <text:section text:style-name="Sect1" text:name="Sección3">
          <text:p text:style-name="Text_20_body"/>
          <table:table table:name="Tabla1" table:style-name="Tabla1">
            <table:table-column table:style-name="Tabla1.A"/>
            <table:table-column table:style-name="Tabla1.B" table:number-columns-repeated="6"/>
            <table:table-column table:style-name="Tabla1.H"/>
            <table:table-row>
              <table:table-cell table:style-name="Tabla1.A1" office:value-type="string">
                <text:p text:style-name="P6">Benchmark</text:p>
              </table:table-cell>
              <table:table-cell table:style-name="Tabla1.A1" office:value-type="string">
                <text:p text:style-name="P6">Runtime</text:p>
              </table:table-cell>
              <table:table-cell table:style-name="Tabla1.A1" office:value-type="string">
                <text:p text:style-name="P6">L1Cache<text:line-break/>Read Hit</text:p>
              </table:table-cell>
              <table:table-cell table:style-name="Tabla1.A1" office:value-type="string">
                <text:p text:style-name="P6">L1Cache<text:line-break/>Read Miss</text:p>
              </table:table-cell>
              <table:table-cell table:style-name="Tabla1.A1" office:value-type="string">
                <text:p text:style-name="P6">L1Cache<text:line-break/>Write Hit</text:p>
              </table:table-cell>
              <table:table-cell table:style-name="Tabla1.A1" office:value-type="string">
                <text:p text:style-name="P6">L1Cache<text:line-break/>Write Miss</text:p>
              </table:table-cell>
              <table:table-cell table:style-name="Tabla1.A1" office:value-type="string">
                <text:p text:style-name="P6">L2Cache</text:p>
                <text:p text:style-name="P6">Read Hit</text:p>
              </table:table-cell>
              <table:table-cell table:style-name="Tabla1.H1" office:value-type="string">
                <text:p text:style-name="P6">L2Cache<text:line-break/>Read Miss</text:p>
              </table:table-cell>
            </table:table-row>
            <table:table-row>
              <table:table-cell table:style-name="Tabla1.A2" office:value-type="string">
                <text:p text:style-name="Standard">MOESI 2</text:p>
              </table:table-cell>
              <table:table-cell table:style-name="Tabla1.B2" office:value-type="float" office:value="1123774">
                <text:p text:style-name="Standard">1123774</text:p>
              </table:table-cell>
              <table:table-cell table:style-name="Tabla1.B2" office:value-type="float" office:value="104129">
                <text:p text:style-name="Standard">104129</text:p>
              </table:table-cell>
              <table:table-cell table:style-name="Tabla1.B2" office:value-type="float" office:value="6225">
                <text:p text:style-name="Standard">6225</text:p>
              </table:table-cell>
              <table:table-cell table:style-name="Tabla1.B2" office:value-type="float" office:value="72332">
                <text:p text:style-name="Standard">72332</text:p>
              </table:table-cell>
              <table:table-cell table:style-name="Tabla1.B2" office:value-type="float" office:value="7978">
                <text:p text:style-name="Standard">7978</text:p>
              </table:table-cell>
              <table:table-cell table:style-name="Tabla1.B2" office:value-type="float" office:value="14203">
                <text:p text:style-name="Standard">14203</text:p>
              </table:table-cell>
              <table:table-cell table:style-name="Tabla1.H2" office:value-type="float" office:value="12478">
                <text:p text:style-name="Standard">12478</text:p>
              </table:table-cell>
            </table:table-row>
            <table:table-row>
              <table:table-cell table:style-name="Tabla1.A2" office:value-type="string">
                <text:p text:style-name="Standard">MSI 2</text:p>
              </table:table-cell>
              <table:table-cell table:style-name="Tabla1.B2" office:value-type="float" office:value="1125149">
                <text:p text:style-name="Standard">1125149</text:p>
              </table:table-cell>
              <table:table-cell table:style-name="Tabla1.B2" office:value-type="float" office:value="104129">
                <text:p text:style-name="Standard">104129</text:p>
              </table:table-cell>
              <table:table-cell table:style-name="Tabla1.B2" office:value-type="float" office:value="6221">
                <text:p text:style-name="Standard">6221</text:p>
              </table:table-cell>
              <table:table-cell table:style-name="Tabla1.B2" office:value-type="float" office:value="72332">
                <text:p text:style-name="Standard">72332</text:p>
              </table:table-cell>
              <table:table-cell table:style-name="Tabla1.B2" office:value-type="float" office:value="7977">
                <text:p text:style-name="Standard">7977</text:p>
              </table:table-cell>
              <table:table-cell table:style-name="Tabla1.B2" office:value-type="float" office:value="14198">
                <text:p text:style-name="Standard">14198</text:p>
              </table:table-cell>
              <table:table-cell table:style-name="Tabla1.H2" office:value-type="float" office:value="12479">
                <text:p text:style-name="Standard">12479</text:p>
              </table:table-cell>
            </table:table-row>
            <table:table-row>
              <table:table-cell table:style-name="Tabla1.A2" office:value-type="string">
                <text:p text:style-name="Standard">MOESI 4</text:p>
              </table:table-cell>
              <table:table-cell table:style-name="Tabla1.B2" office:value-type="float" office:value="498957">
                <text:p text:style-name="Standard">498957</text:p>
              </table:table-cell>
              <table:table-cell table:style-name="Tabla1.B2" office:value-type="float" office:value="104907">
                <text:p text:style-name="Standard">104907</text:p>
              </table:table-cell>
              <table:table-cell table:style-name="Tabla1.B2" office:value-type="float" office:value="6332">
                <text:p text:style-name="Standard">6332</text:p>
              </table:table-cell>
              <table:table-cell table:style-name="Tabla1.B2" office:value-type="float" office:value="72760">
                <text:p text:style-name="Standard">72760</text:p>
              </table:table-cell>
              <table:table-cell table:style-name="Tabla1.B2" office:value-type="float" office:value="5226">
                <text:p text:style-name="Standard">5226</text:p>
              </table:table-cell>
              <table:table-cell table:style-name="Tabla1.B2" office:value-type="float" office:value="11559">
                <text:p text:style-name="Standard">11559</text:p>
              </table:table-cell>
              <table:table-cell table:style-name="Tabla1.H2" office:value-type="float" office:value="9742">
                <text:p text:style-name="Standard">9742</text:p>
              </table:table-cell>
            </table:table-row>
            <table:table-row>
              <table:table-cell table:style-name="Tabla1.A2" office:value-type="string">
                <text:p text:style-name="Standard">MSI 4</text:p>
              </table:table-cell>
              <table:table-cell table:style-name="Tabla1.B2" office:value-type="float" office:value="497389">
                <text:p text:style-name="Standard">497389</text:p>
              </table:table-cell>
              <table:table-cell table:style-name="Tabla1.B2" office:value-type="float" office:value="104907">
                <text:p text:style-name="Standard">104907</text:p>
              </table:table-cell>
              <table:table-cell table:style-name="Tabla1.B2" office:value-type="float" office:value="6315">
                <text:p text:style-name="Standard">6315</text:p>
              </table:table-cell>
              <table:table-cell table:style-name="Tabla1.B2" office:value-type="float" office:value="72763">
                <text:p text:style-name="Standard">72763</text:p>
              </table:table-cell>
              <table:table-cell table:style-name="Tabla1.B2" office:value-type="float" office:value="5226">
                <text:p text:style-name="Standard">5226</text:p>
              </table:table-cell>
              <table:table-cell table:style-name="Tabla1.B2" office:value-type="float" office:value="11545">
                <text:p text:style-name="Standard">11545</text:p>
              </table:table-cell>
              <table:table-cell table:style-name="Tabla1.H2" office:value-type="float" office:value="9732">
                <text:p text:style-name="Standard">9732</text:p>
              </table:table-cell>
            </table:table-row>
            <table:table-row>
              <table:table-cell table:style-name="Tabla1.A2" office:value-type="string">
                <text:p text:style-name="Standard">MOESI 8</text:p>
              </table:table-cell>
              <table:table-cell table:style-name="Tabla1.B2" office:value-type="float" office:value="286050">
                <text:p text:style-name="Standard">286050</text:p>
              </table:table-cell>
              <table:table-cell table:style-name="Tabla1.B2" office:value-type="float" office:value="106467">
                <text:p text:style-name="Standard">106467</text:p>
              </table:table-cell>
              <table:table-cell table:style-name="Tabla1.B2" office:value-type="float" office:value="6521">
                <text:p text:style-name="Standard">6521</text:p>
              </table:table-cell>
              <table:table-cell table:style-name="Tabla1.B2" office:value-type="float" office:value="73628">
                <text:p text:style-name="Standard">73628</text:p>
              </table:table-cell>
              <table:table-cell table:style-name="Tabla1.B2" office:value-type="float" office:value="3852">
                <text:p text:style-name="Standard">3852</text:p>
              </table:table-cell>
              <table:table-cell table:style-name="Tabla1.B2" office:value-type="float" office:value="10373">
                <text:p text:style-name="Standard">10373</text:p>
              </table:table-cell>
              <table:table-cell table:style-name="Tabla1.H2" office:value-type="float" office:value="8030">
                <text:p text:style-name="Standard">8030</text:p>
              </table:table-cell>
            </table:table-row>
            <table:table-row>
              <table:table-cell table:style-name="Tabla1.A2" office:value-type="string">
                <text:p text:style-name="Standard">MSI 8</text:p>
              </table:table-cell>
              <table:table-cell table:style-name="Tabla1.B2" office:value-type="float" office:value="288279">
                <text:p text:style-name="Standard">288279</text:p>
              </table:table-cell>
              <table:table-cell table:style-name="Tabla1.B2" office:value-type="float" office:value="106467">
                <text:p text:style-name="Standard">106467</text:p>
              </table:table-cell>
              <table:table-cell table:style-name="Tabla1.B2" office:value-type="float" office:value="6513">
                <text:p text:style-name="Standard">6513</text:p>
              </table:table-cell>
              <table:table-cell table:style-name="Tabla1.B2" office:value-type="float" office:value="73628">
                <text:p text:style-name="Standard">73628</text:p>
              </table:table-cell>
              <table:table-cell table:style-name="Tabla1.B2" office:value-type="float" office:value="3871">
                <text:p text:style-name="Standard">3871</text:p>
              </table:table-cell>
              <table:table-cell table:style-name="Tabla1.B2" office:value-type="float" office:value="10384">
                <text:p text:style-name="Standard">10384</text:p>
              </table:table-cell>
              <table:table-cell table:style-name="Tabla1.H2" office:value-type="float" office:value="8052">
                <text:p text:style-name="Standard">8052</text:p>
              </table:table-cell>
            </table:table-row>
            <table:table-row>
              <table:table-cell table:style-name="Tabla1.A2" office:value-type="string">
                <text:p text:style-name="Standard">MOESI 16</text:p>
              </table:table-cell>
              <table:table-cell table:style-name="Tabla1.B2" office:value-type="float" office:value="174171">
                <text:p text:style-name="Standard">174171</text:p>
              </table:table-cell>
              <table:table-cell table:style-name="Tabla1.B2" office:value-type="float" office:value="109589">
                <text:p text:style-name="Standard">109589</text:p>
              </table:table-cell>
              <table:table-cell table:style-name="Tabla1.B2" office:value-type="float" office:value="8079">
                <text:p text:style-name="Standard">8079</text:p>
              </table:table-cell>
              <table:table-cell table:style-name="Tabla1.B2" office:value-type="float" office:value="75361">
                <text:p text:style-name="Standard">75361</text:p>
              </table:table-cell>
              <table:table-cell table:style-name="Tabla1.B2" office:value-type="float" office:value="3035">
                <text:p text:style-name="Standard">3035</text:p>
              </table:table-cell>
              <table:table-cell table:style-name="Tabla1.B2" office:value-type="float" office:value="11128">
                <text:p text:style-name="Standard">11128</text:p>
              </table:table-cell>
              <table:table-cell table:style-name="Tabla1.H2" office:value-type="float" office:value="8352">
                <text:p text:style-name="Standard">8352</text:p>
              </table:table-cell>
            </table:table-row>
            <table:table-row>
              <table:table-cell table:style-name="Tabla1.A2" office:value-type="string">
                <text:p text:style-name="Standard">MSI 16</text:p>
              </table:table-cell>
              <table:table-cell table:style-name="Tabla1.B2" office:value-type="float" office:value="175160">
                <text:p text:style-name="Standard">175160</text:p>
              </table:table-cell>
              <table:table-cell table:style-name="Tabla1.B2" office:value-type="float" office:value="109589">
                <text:p text:style-name="Standard">109589</text:p>
              </table:table-cell>
              <table:table-cell table:style-name="Tabla1.B2" office:value-type="float" office:value="8094">
                <text:p text:style-name="Standard">8094</text:p>
              </table:table-cell>
              <table:table-cell table:style-name="Tabla1.B2" office:value-type="float" office:value="75361">
                <text:p text:style-name="Standard">75361</text:p>
              </table:table-cell>
              <table:table-cell table:style-name="Tabla1.B2" office:value-type="float" office:value="3032">
                <text:p text:style-name="Standard">3032</text:p>
              </table:table-cell>
              <table:table-cell table:style-name="Tabla1.B2" office:value-type="float" office:value="11142">
                <text:p text:style-name="Standard">11142</text:p>
              </table:table-cell>
              <table:table-cell table:style-name="Tabla1.H2" office:value-type="float" office:value="8339">
                <text:p text:style-name="Standard">8339</text:p>
              </table:table-cell>
            </table:table-row>
            <table:table-row>
              <table:table-cell table:style-name="Tabla1.A2" office:value-type="string">
                <text:p text:style-name="P6">MOESI 32</text:p>
              </table:table-cell>
              <table:table-cell table:style-name="Tabla1.B2" office:value-type="float" office:value="138960">
                <text:p text:style-name="P6">138960</text:p>
              </table:table-cell>
              <table:table-cell table:style-name="Tabla1.B2" office:value-type="float" office:value="115825">
                <text:p text:style-name="P6">115825</text:p>
              </table:table-cell>
              <table:table-cell table:style-name="Tabla1.B2" office:value-type="float" office:value="10693">
                <text:p text:style-name="P6">10693</text:p>
              </table:table-cell>
              <table:table-cell table:style-name="Tabla1.B2" office:value-type="float" office:value="78816">
                <text:p text:style-name="P6">78816</text:p>
              </table:table-cell>
              <table:table-cell table:style-name="Tabla1.B2" office:value-type="float" office:value="3179">
                <text:p text:style-name="P6">3179</text:p>
              </table:table-cell>
              <table:table-cell table:style-name="Tabla1.B2" office:value-type="float" office:value="13904">
                <text:p text:style-name="P6">13904</text:p>
              </table:table-cell>
              <table:table-cell table:style-name="Tabla1.H2" office:value-type="float" office:value="11562">
                <text:p text:style-name="P6">11562</text:p>
              </table:table-cell>
            </table:table-row>
            <table:table-row>
              <table:table-cell table:style-name="Tabla1.A2" office:value-type="string">
                <text:p text:style-name="P6">MSI 32</text:p>
              </table:table-cell>
              <table:table-cell table:style-name="Tabla1.B2" office:value-type="float" office:value="142046">
                <text:p text:style-name="P6">142046</text:p>
              </table:table-cell>
              <table:table-cell table:style-name="Tabla1.B2" office:value-type="float" office:value="115825">
                <text:p text:style-name="P6">115825</text:p>
              </table:table-cell>
              <table:table-cell table:style-name="Tabla1.B2" office:value-type="float" office:value="10670">
                <text:p text:style-name="P6">10670</text:p>
              </table:table-cell>
              <table:table-cell table:style-name="Tabla1.B2" office:value-type="float" office:value="78816">
                <text:p text:style-name="P6">78816</text:p>
              </table:table-cell>
              <table:table-cell table:style-name="Tabla1.B2" office:value-type="float" office:value="3173">
                <text:p text:style-name="P6">3173</text:p>
              </table:table-cell>
              <table:table-cell table:style-name="Tabla1.B2" office:value-type="float" office:value="13880">
                <text:p text:style-name="P6">13880</text:p>
              </table:table-cell>
              <table:table-cell table:style-name="Tabla1.H2" office:value-type="float" office:value="11256">
                <text:p text:style-name="P6">11256</text:p>
              </table:table-cell>
            </table:table-row>
          </table:table>
          <text:p text:style-name="Standard">Table <text:sequence text:ref-name="refTable2" text:name="Table" text:formula="ooow:Table+1" style:num-format="1">3</text:sequence> Results for fft</text:p>
        </text:section>
        <text:h text:style-name="P31" text:outline-level="1">Problems</text:h>
        <text:p text:style-name="P4">In implementing the directory-based cache-coherence protocol, there were some problems. One was simply that debugging such a large system is inherently hard, especially since the bugs often surface after tens of thousands of messages are sent. It is useful to print out each message that pass around the system. To debug these problems, it is useful to know which messages cause which transitions. For example, if we see that a message is being sent to the directory node when it should be sent to the requesting node, we know that there is a problem. The debugging system works by various lines of assertions that should always hold true if the system is working. They can easily be turned off to increase speed of the simulator by not defining DEBUG when compiling.</text:p>
        <text:p text:style-name="P4"/>
        <text:h text:style-name="Heading_20_2" text:outline-level="2">Further Work</text:h>
        <text:p text:style-name="P4">The memory system in the current system is implemented in a way such that it is in one location. In the future, we could modify the the simulator such that the memory system is distributed just like the directory system. With a distributed memory system, there would be much more issue with coherence, scaling, performance, and correctness.</text:p>
        <text:p text:style-name="P4"/>
        <text:p text:style-name="P4">We can compare the protocol we have to a snarfing protocol. In this protocol, the cache controller watches both address and data in an attempt to update its own copy of a memory location when a second master modifies a location in main memory. When a write operation is observed to a location that a cache has a copy of, the cache controller updates its own copy of the snarfed memory location with the new data.<text:bibliography-mark text:identifier="FAR00" text:bibliography-type="conference" text:author="Keith I. Farkas and Norman P. Jouppi" text:month="April" text:pages="211-222" text:publisher="Proceedings of the 21st International Symposium on Computer Architecture" text:title="Complexity/Performance Tradeoffs with Non-Blocking Loads" text:year="1994">[4]</text:bibliography-mark><text:bibliography-mark text:identifier="LAU00" text:bibliography-type="conference" text:author="James Laudon and Daniel Lenoski" text:month="May" text:pages="241-251" text:publisher="Proceedings of the 24th Annual International Symposium on Computer Architecture" text:title="The SGI Origin: A ccNUMA Highly Scalable Server" text:year="1997">[2]</text:bibliography-mark></text:p>
        <text:p text:style-name="P7"/>
        <text:h text:style-name="Heading_20_1" text:outline-level="1">Conclusion</text:h>
        <text:p text:style-name="Text_20_body">We have arrived at the conclusion that the Origin-based directory protocol is superior, since a few of its transactions can be done using a three-way interaction instead of two bilateral interactions.</text:p>
        <text:p text:style-name="P4"/>
      </text:section>
      <text:p text:style-name="P3"><text:soft-page-break/></text:p>
      <text:bibliography text:style-name="Sect3" text:name="Bibliografía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In </text:index-entry-span>
            <text:index-entry-bibliography text:bibliography-data-field="publisher"/>
            <text:index-entry-span>, pages </text:index-entry-span>
            <text:index-entry-bibliography text:bibliography-data-field="pages"/>
            <text:index-entry-span>, </text:index-entry-span>
            <text:index-entry-bibliography text:bibliography-data-field="month"/>
            <text:index-entry-span> </text:index-entry-span>
            <text:index-entry-bibliography text:bibliography-data-field="year"/>
            <text:index-entry-span>.</text:index-entry-span>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References</text:p>
          </text:index-title>
          <text:p text:style-name="P11">[1] <text:s text:c="2"/>John L. Hennessy and David A. Patterson, Computer Architecture: A Quantitative Approach. Morgan Kaufmann Publishers, 2007.</text:p>
          <text:p text:style-name="P11">[2] <text:s text:c="2"/>Steven Cameron Woo, Moriyoshi Ohara, Evan Torrie, Jaswinder Pal Singh, and Anoop Gupta, The SPLASH-2 Programs: Characterization and Methodological Considerations. In Proceedings of the 22nd Annual International Symposium on Computer Architecture, pages 24-36, June 1995.</text:p>
          <text:p text:style-name="P11">[3] <text:s text:c="2"/>Keith I. Farkas and Norman P. Jouppi, Complexity/Performance Tradeoffs with Non-Blocking Loads. In Proceedings of the 21st International Symposium on Computer Architecture, pages 211-222, April 1994.</text:p>
          <text:p text:style-name="P11">[4] <text:s text:c="2"/>James Laudon and Daniel Lenoski, The SGI Origin: A ccNUMA Highly Scalable Server. In Proceedings of the 24th International Symposium on Computer Architecture, pages 241-251, May 1997.</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3" svg:font-family="'Times New Roman'" style:font-family-generic="roman"/>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Predeterminado" style:font-family-generic="roman"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style>
    <style:style style:name="Heading" style:family="paragraph" style:parent-style-name="Standard" style:next-style-name="Text_20_body" style:class="text">
      <style:paragraph-properties fo:margin-top="0in" fo:margin-bottom="0in" fo:text-align="center" style:justify-single-word="false" fo:background-color="transparent" fo:keep-with-next="always">
        <style:background-image/>
      </style:paragraph-properties>
      <style:text-properties style:font-name="Times New Roman1" fo:font-size="14pt" fo:font-weight="bold"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in" fo:text-align="justify" style:justify-single-word="false" fo:background-color="transparent">
        <style:background-image/>
      </style:paragraph-properties>
      <style:text-properties style:font-name="Times New Roma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fo:text-align="justify" style:justify-single-word="false"/>
      <style:text-properties style:font-name="Liberation Mono" fo:font-size="10pt" style:text-blinking="false" style:font-name-asian="DejaVu LGC Sans Mono" style:font-size-asian="10pt" style:font-name-complex="Liberation Mono" style:font-size-complex="10pt" style:font-relief="none" text:display="true"/>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1701in" fo:margin-bottom="0.0799in" fo:text-indent="0in" style:auto-text-indent="false" style:page-number="auto" fo:background-color="transparent" style:shadow="none" text:number-lines="false" text:line-number="0">
        <style:tab-stops/>
        <style:background-image/>
      </style:paragraph-properties>
      <style:text-properties style:font-name="Times New Roman1" fo:font-size="12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201in" fo:margin-right="0in" fo:margin-top="0in" fo:margin-bottom="0in" fo:text-indent="-0.3201in" style:auto-text-indent="false" style:page-number="auto" fo:background-color="transparent" style:shadow="none">
        <style:tab-stops>
          <style:tab-stop style:position="6.5in" style:type="right" style:leader-style="dotted" style:leader-text="."/>
        </style:tab-stops>
        <style:background-image/>
      </style:paragraph-properties>
      <style:text-properties fo:font-style="normal"/>
    </style:style>
    <style:style style:name="Table" style:family="paragraph" style:parent-style-name="Caption" style:class="extra"/>
    <style:style style:name="Figure" style:family="paragraph" style:parent-style-name="Caption">
      <style:paragraph-properties fo:margin-top="0in" fo:margin-bottom="0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ackground-color="transparent" style:shadow="none">
        <style:tab-stops/>
        <style:drop-cap/>
        <style:background-image/>
      </style:paragraph-properties>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12pt" fo:font-style="normal"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paragraph-properties fo:text-align="start" fo:text-align-last="justify" style:justify-single-word="false"/>
      <style:text-properties fo:font-size="12pt" fo:font-weight="bold" style:font-size-asian="14pt" style:font-weight-asian="bold" style:font-size-complex="14pt" style:font-weight-complex="bold"/>
    </style:style>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Page_20_Number" style:display-name="Page Number"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6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date>2011-02-11T13:05:57.98</dc:date>
    <dc:creator>Eric Chang</dc:creator>
    <meta:editing-duration>PT39H03M20S</meta:editing-duration>
    <meta:editing-cycles>275</meta:editing-cycles>
    <meta:printed-by>Eric Chang</meta:printed-by>
    <meta:print-date>2011-02-09T15:56:51.40</meta:print-date>
    <meta:document-statistic meta:table-count="3" meta:image-count="8" meta:object-count="0" meta:page-count="23" meta:paragraph-count="248" meta:word-count="9288" meta:character-count="55333"/>
  </office:meta>
</office:document-meta>
</file>